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875in" style:rel-column-width="15969*"/>
    </style:style>
    <style:style style:name="Table3.B" style:family="table-column">
      <style:table-column-properties style:column-width="5.2375in" style:rel-column-width="49566*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201in" fo:border="0.5pt solid #000000" style:writing-mode="page"/>
    </style:style>
    <style:style style:name="Table3.A2" style:family="table-cell">
      <style:table-cell-properties style:vertical-align="middle" fo:padding="0.0201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3.B4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3.A5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3.B5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3.A6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3.B6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3.A7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5625in" style:rel-column-width="14786*"/>
    </style:style>
    <style:style style:name="Table6.B" style:family="table-column">
      <style:table-column-properties style:column-width="5.3625in" style:rel-column-width="50749*"/>
    </style:style>
    <style:style style:name="Table6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6.B1" style:family="table-cell">
      <style:table-cell-properties fo:padding="0.0201in" fo:border="0.5pt solid #000000" style:writing-mode="page"/>
    </style:style>
    <style:style style:name="Table6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6.B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5.9875in" style:rel-column-width="56663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201in" fo:border="0.5pt solid #000000" style:writing-mode="page"/>
    </style:style>
    <style:style style:name="Table4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875in" style:rel-column-width="27207*"/>
    </style:style>
    <style:style style:name="Table5.B" style:family="table-column">
      <style:table-column-properties style:column-width="4.05in" style:rel-column-width="38328*"/>
    </style:style>
    <style:style style:name="Table5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201in" fo:border="0.5pt solid #000000" style:writing-mode="page"/>
    </style:style>
    <style:style style:name="Table5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5.B6" style:family="table-cell">
      <style:table-cell-properties style:vertical-align="middle" fo:padding="0.0201in" fo:border-left="0.5pt solid #000000" fo:border-right="0.5pt solid #000000" fo:border-top="none" fo:border-bottom="0.5pt solid #000000" style:writing-mode="page"/>
    </style:style>
    <style:style style:name="Table5.A9" style:family="table-cell">
      <style:table-cell-properties style:vertical-align="middle" fo:padding="0.0201in" fo:border-left="0.5pt solid #000000" fo:border-right="none" fo:border-top="none" fo:border-bottom="0.5pt solid #000000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61in" style:rel-column-width="13590*"/>
    </style:style>
    <style:style style:name="Table1.B" style:family="table-column">
      <style:table-column-properties style:column-width="3.0639in" style:rel-column-width="28995*"/>
    </style:style>
    <style:style style:name="Table1.C" style:family="table-column">
      <style:table-column-properties style:column-width="1.3743in" style:rel-column-width="13005*"/>
    </style:style>
    <style:style style:name="Table1.D" style:family="table-column">
      <style:table-column-properties style:column-width="1.0507in" style:rel-column-width="9945*"/>
    </style:style>
    <style:style style:name="Table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201in" fo:border="0.5pt solid #000000" style:writing-mode="page"/>
    </style:style>
    <style:style style:name="Table1.A2" style:family="table-cell">
      <style:table-cell-properties style:vertical-align="middle" fo:padding="0.0201in" fo:border-left="0.5pt solid #000000" fo:border-right="none" fo:border-top="none" fo:border-bottom="0.5pt solid #000000" style:writing-mode="page"/>
    </style:style>
    <style:style style:name="Table1.D2" style:family="table-cell">
      <style:table-cell-properties style:vertical-align="middle" fo:padding="0.0201in" fo:border-left="0.5pt solid #000000" fo:border-right="0.5pt solid #000000" fo:border-top="none" fo:border-bottom="0.5pt solid #000000" style:writing-mode="page"/>
    </style:style>
    <style:style style:name="Table1.C3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A4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A6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A10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5625in" style:rel-column-width="24250*"/>
    </style:style>
    <style:style style:name="Table2.B" style:family="table-column">
      <style:table-column-properties style:column-width="4.3625in" style:rel-column-width="41285*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201in" fo:border="0.5pt solid #000000" style:writing-mode="page"/>
    </style:style>
    <style:style style:name="Table2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1" fo:font-size="14pt" officeooo:rsid="00183e39" officeooo:paragraph-rsid="00183e39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style:font-name="Liberation Sans1" officeooo:rsid="00194cb3" officeooo:paragraph-rsid="00194cb3"/>
    </style:style>
    <style:style style:name="P3" style:family="paragraph" style:parent-style-name="Text_20_body">
      <style:text-properties style:font-name="Liberation Sans1" officeooo:rsid="001ba87a" officeooo:paragraph-rsid="0020f772"/>
    </style:style>
    <style:style style:name="P4" style:family="paragraph" style:parent-style-name="Text_20_body">
      <style:text-properties style:font-name="Liberation Sans1" officeooo:rsid="001ba87a" officeooo:paragraph-rsid="009366f8"/>
    </style:style>
    <style:style style:name="P5" style:family="paragraph" style:parent-style-name="Text_20_body">
      <style:text-properties style:font-name="Liberation Sans1" officeooo:rsid="001f490e" officeooo:paragraph-rsid="001f490e"/>
    </style:style>
    <style:style style:name="P6" style:family="paragraph" style:parent-style-name="Text_20_body">
      <style:text-properties style:font-name="Liberation Sans1" officeooo:rsid="00213111" officeooo:paragraph-rsid="00213111"/>
    </style:style>
    <style:style style:name="P7" style:family="paragraph" style:parent-style-name="Text_20_body">
      <style:text-properties style:font-name="Liberation Sans1" officeooo:rsid="00213111" officeooo:paragraph-rsid="0026b199"/>
    </style:style>
    <style:style style:name="P8" style:family="paragraph" style:parent-style-name="Text_20_body">
      <style:text-properties style:font-name="Liberation Sans1" officeooo:rsid="00219277" officeooo:paragraph-rsid="00219277"/>
    </style:style>
    <style:style style:name="P9" style:family="paragraph" style:parent-style-name="Text_20_body">
      <style:text-properties style:font-name="Liberation Sans1" officeooo:rsid="00228f5f" officeooo:paragraph-rsid="00228f5f"/>
    </style:style>
    <style:style style:name="P10" style:family="paragraph" style:parent-style-name="Text_20_body">
      <style:text-properties style:font-name="Liberation Sans1" officeooo:rsid="00241c67" officeooo:paragraph-rsid="00241c67"/>
    </style:style>
    <style:style style:name="P11" style:family="paragraph" style:parent-style-name="Text_20_body">
      <style:text-properties style:font-name="Liberation Sans1" officeooo:rsid="002536c6" officeooo:paragraph-rsid="002536c6"/>
    </style:style>
    <style:style style:name="P12" style:family="paragraph" style:parent-style-name="Text_20_body">
      <style:text-properties style:font-name="Liberation Sans1" officeooo:rsid="002d5a5c" officeooo:paragraph-rsid="00301d25"/>
    </style:style>
    <style:style style:name="P13" style:family="paragraph" style:parent-style-name="Text_20_body">
      <style:text-properties style:font-name="Liberation Sans1" officeooo:rsid="0026b199" officeooo:paragraph-rsid="0026b199"/>
    </style:style>
    <style:style style:name="P14" style:family="paragraph" style:parent-style-name="Text_20_body">
      <style:text-properties style:font-name="Liberation Sans1" officeooo:rsid="00301d25" officeooo:paragraph-rsid="00301d25"/>
    </style:style>
    <style:style style:name="P15" style:family="paragraph" style:parent-style-name="Text_20_body">
      <style:text-properties style:font-name="Liberation Sans1" officeooo:rsid="0031b55a" officeooo:paragraph-rsid="0031b55a"/>
    </style:style>
    <style:style style:name="P16" style:family="paragraph" style:parent-style-name="Text_20_body">
      <style:text-properties style:font-name="Liberation Sans1" officeooo:rsid="0031b55a" officeooo:paragraph-rsid="0098cfd5"/>
    </style:style>
    <style:style style:name="P17" style:family="paragraph" style:parent-style-name="Text_20_body">
      <style:text-properties style:font-name="Liberation Sans1" officeooo:rsid="00350ca6" officeooo:paragraph-rsid="0036ec99"/>
    </style:style>
    <style:style style:name="P18" style:family="paragraph" style:parent-style-name="Text_20_body">
      <style:text-properties style:font-name="Liberation Sans1" officeooo:rsid="0172da2c" officeooo:paragraph-rsid="001ba87a"/>
    </style:style>
    <style:style style:name="P19" style:family="paragraph" style:parent-style-name="Text_20_body">
      <style:text-properties style:font-name="Liberation Sans1" officeooo:rsid="0029da19" officeooo:paragraph-rsid="0039cc71"/>
    </style:style>
    <style:style style:name="P20" style:family="paragraph" style:parent-style-name="Table_20_Contents">
      <style:text-properties style:font-name="Liberation Sans1" fo:font-size="9pt" officeooo:rsid="0040770e" officeooo:paragraph-rsid="0040770e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22" style:family="paragraph" style:parent-style-name="Table_20_Contents">
      <style:text-properties style:font-name="Liberation Sans1" fo:font-size="9pt" officeooo:rsid="00463a8c" officeooo:paragraph-rsid="00463a8c" style:font-size-asian="9pt" style:font-size-complex="9pt"/>
    </style:style>
    <style:style style:name="P23" style:family="paragraph" style:parent-style-name="Table_20_Heading">
      <style:text-properties style:font-name="Liberation Sans1" fo:font-size="9pt" officeooo:rsid="00403812" officeooo:paragraph-rsid="00403812" style:font-size-asian="9pt" style:font-size-complex="9pt"/>
    </style:style>
    <style:style style:name="P24" style:family="paragraph" style:parent-style-name="Table_20_Contents">
      <style:text-properties style:font-name="Liberation Sans1" fo:font-size="9pt" officeooo:rsid="004557cd" officeooo:paragraph-rsid="004557cd" style:font-size-asian="9pt" style:font-size-complex="9pt"/>
    </style:style>
    <style:style style:name="P25" style:family="paragraph" style:parent-style-name="Table_20_Contents">
      <style:text-properties style:font-name="Liberation Sans1" fo:font-size="9pt" officeooo:rsid="0096f922" officeooo:paragraph-rsid="0096f922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1" fo:font-size="9pt" officeooo:rsid="009a92bd" officeooo:paragraph-rsid="009a92bd" style:font-size-asian="9pt" style:font-size-complex="9pt"/>
    </style:style>
    <style:style style:name="P27" style:family="paragraph" style:parent-style-name="Table_20_Contents">
      <style:text-properties style:font-name="Liberation Sans1" fo:font-size="9pt" officeooo:rsid="00bfe9fc" officeooo:paragraph-rsid="00bfe9fc" style:font-size-asian="9pt" style:font-size-complex="9pt"/>
    </style:style>
    <style:style style:name="P28" style:family="paragraph" style:parent-style-name="Text_20_body">
      <style:text-properties style:font-name="Liberation Sans1" officeooo:rsid="0040770e" officeooo:paragraph-rsid="0040770e"/>
    </style:style>
    <style:style style:name="P29" style:family="paragraph" style:parent-style-name="Table_20_Contents">
      <style:text-properties style:font-name="Liberation Sans1" officeooo:rsid="004e506b" officeooo:paragraph-rsid="004e506b"/>
    </style:style>
    <style:style style:name="P30" style:family="paragraph" style:parent-style-name="Table_20_Contents">
      <style:text-properties style:font-name="Liberation Sans1" officeooo:rsid="004f9ee3" officeooo:paragraph-rsid="004f9ee3"/>
    </style:style>
    <style:style style:name="P31" style:family="paragraph" style:parent-style-name="Table_20_Heading">
      <style:text-properties style:font-name="Liberation Sans1" officeooo:rsid="004d9118" officeooo:paragraph-rsid="004d9118"/>
    </style:style>
    <style:style style:name="P32" style:family="paragraph" style:parent-style-name="Text_20_body">
      <style:text-properties style:font-name="Liberation Sans1" officeooo:rsid="004d9118" officeooo:paragraph-rsid="004d9118"/>
    </style:style>
    <style:style style:name="P33" style:family="paragraph" style:parent-style-name="Text_20_body">
      <style:text-properties style:font-name="Liberation Sans1" officeooo:rsid="004bba90" officeooo:paragraph-rsid="004bba90"/>
    </style:style>
    <style:style style:name="P34" style:family="paragraph" style:parent-style-name="Text_20_body">
      <style:text-properties style:font-name="Liberation Sans1" officeooo:rsid="0058e2ae" officeooo:paragraph-rsid="0058e2ae"/>
    </style:style>
    <style:style style:name="P35" style:family="paragraph" style:parent-style-name="Table_20_Contents">
      <style:text-properties style:font-name="Liberation Sans1" officeooo:rsid="005e29e7" officeooo:paragraph-rsid="005e29e7"/>
    </style:style>
    <style:style style:name="P36" style:family="paragraph" style:parent-style-name="Table_20_Heading">
      <style:text-properties style:font-name="Liberation Sans1" officeooo:rsid="005e29e7" officeooo:paragraph-rsid="005e29e7"/>
    </style:style>
    <style:style style:name="P37" style:family="paragraph" style:parent-style-name="Table_20_Contents">
      <style:text-properties style:font-name="Liberation Sans1" officeooo:rsid="005ec364" officeooo:paragraph-rsid="005ec364"/>
    </style:style>
    <style:style style:name="P38" style:family="paragraph" style:parent-style-name="Text_20_body">
      <style:text-properties style:font-name="Liberation Sans1" officeooo:rsid="005b693f" officeooo:paragraph-rsid="005b693f"/>
    </style:style>
    <style:style style:name="P39" style:family="paragraph" style:parent-style-name="Text_20_body">
      <style:text-properties style:font-name="Liberation Sans1" officeooo:rsid="005cc445" officeooo:paragraph-rsid="005cc445"/>
    </style:style>
    <style:style style:name="P40" style:family="paragraph" style:parent-style-name="Text_20_body">
      <style:paragraph-properties fo:break-before="page"/>
      <style:text-properties style:font-name="Liberation Sans1" officeooo:rsid="005daa82" officeooo:paragraph-rsid="005daa82"/>
    </style:style>
    <style:style style:name="P41" style:family="paragraph" style:parent-style-name="Text_20_body">
      <style:text-properties style:font-name="Liberation Sans1" officeooo:rsid="005daa82" officeooo:paragraph-rsid="005daa82"/>
    </style:style>
    <style:style style:name="P42" style:family="paragraph" style:parent-style-name="Text_20_body">
      <style:text-properties style:font-name="Liberation Sans1" officeooo:rsid="00655ec9" officeooo:paragraph-rsid="00655ec9"/>
    </style:style>
    <style:style style:name="P43" style:family="paragraph" style:parent-style-name="Text_20_body">
      <style:text-properties style:font-name="Liberation Sans1" officeooo:rsid="00660fcb" officeooo:paragraph-rsid="00660fcb"/>
    </style:style>
    <style:style style:name="P44" style:family="paragraph" style:parent-style-name="Text_20_body">
      <style:text-properties style:font-name="Liberation Sans1" officeooo:rsid="006caf71" officeooo:paragraph-rsid="006caf71"/>
    </style:style>
    <style:style style:name="P45" style:family="paragraph" style:parent-style-name="Text_20_body">
      <style:text-properties style:font-name="Liberation Sans1" officeooo:rsid="003ceeee" officeooo:paragraph-rsid="003ceeee"/>
    </style:style>
    <style:style style:name="P46" style:family="paragraph" style:parent-style-name="Text_20_body">
      <style:text-properties style:font-name="Liberation Sans1" officeooo:rsid="006e0759" officeooo:paragraph-rsid="006e0759"/>
    </style:style>
    <style:style style:name="P47" style:family="paragraph" style:parent-style-name="Text_20_body">
      <style:text-properties style:font-name="Liberation Sans1" officeooo:rsid="006f95f9" officeooo:paragraph-rsid="006f95f9"/>
    </style:style>
    <style:style style:name="P48" style:family="paragraph" style:parent-style-name="Text_20_body">
      <style:text-properties style:font-name="Liberation Sans1" officeooo:rsid="00700a09" officeooo:paragraph-rsid="00700a09"/>
    </style:style>
    <style:style style:name="P49" style:family="paragraph" style:parent-style-name="Text_20_body">
      <style:text-properties style:font-name="Liberation Sans1" officeooo:rsid="0071beaf" officeooo:paragraph-rsid="0071beaf"/>
    </style:style>
    <style:style style:name="P50" style:family="paragraph" style:parent-style-name="Text_20_body">
      <style:text-properties style:font-name="Liberation Sans1" officeooo:rsid="00783cce" officeooo:paragraph-rsid="00783cce"/>
    </style:style>
    <style:style style:name="P51" style:family="paragraph" style:parent-style-name="Text_20_body">
      <style:text-properties style:font-name="Liberation Sans1" officeooo:rsid="0073b0ea" officeooo:paragraph-rsid="0073b0ea"/>
    </style:style>
    <style:style style:name="P52" style:family="paragraph" style:parent-style-name="Text_20_body">
      <style:text-properties style:font-name="Liberation Sans1" officeooo:rsid="0073b0ea" officeooo:paragraph-rsid="007534f6"/>
    </style:style>
    <style:style style:name="P53" style:family="paragraph" style:parent-style-name="Text_20_body">
      <style:text-properties style:font-name="Liberation Sans1" officeooo:rsid="007534f6" officeooo:paragraph-rsid="007534f6"/>
    </style:style>
    <style:style style:name="P54" style:family="paragraph" style:parent-style-name="Text_20_body">
      <style:text-properties style:font-name="Liberation Sans1" fo:font-size="12pt" fo:font-style="normal" officeooo:rsid="007308e2" officeooo:paragraph-rsid="007308e2" style:font-size-asian="12pt" style:font-style-asian="normal" style:font-size-complex="12pt" style:font-style-complex="normal"/>
    </style:style>
    <style:style style:name="P55" style:family="paragraph" style:parent-style-name="Text_20_body">
      <style:text-properties style:font-name="Liberation Sans1" fo:font-size="12pt" fo:font-style="normal" officeooo:rsid="0071beaf" officeooo:paragraph-rsid="0071beaf" style:font-size-asian="12pt" style:font-style-asian="normal" style:font-size-complex="12pt" style:font-style-complex="normal"/>
    </style:style>
    <style:style style:name="P56" style:family="paragraph" style:parent-style-name="Text_20_body">
      <style:text-properties style:font-name="Liberation Sans1" fo:font-size="12pt" fo:font-style="normal" officeooo:rsid="00783cce" officeooo:paragraph-rsid="00783cce" style:font-size-asian="12pt" style:font-style-asian="normal" style:font-size-complex="12pt" style:font-style-complex="normal"/>
    </style:style>
    <style:style style:name="P57" style:family="paragraph" style:parent-style-name="Text_20_body">
      <style:text-properties style:font-name="Liberation Sans1" fo:font-size="12pt" fo:font-style="normal" officeooo:rsid="007cee13" officeooo:paragraph-rsid="007cee13" style:font-size-asian="12pt" style:font-style-asian="normal" style:font-size-complex="12pt" style:font-style-complex="normal"/>
    </style:style>
    <style:style style:name="P58" style:family="paragraph" style:parent-style-name="Text_20_body">
      <style:text-properties style:font-name="Liberation Sans1" fo:font-size="12pt" fo:font-style="normal" officeooo:rsid="007d6a6c" officeooo:paragraph-rsid="007d6a6c" style:font-size-asian="12pt" style:font-style-asian="normal" style:font-size-complex="12pt" style:font-style-complex="normal"/>
    </style:style>
    <style:style style:name="P59" style:family="paragraph" style:parent-style-name="Text_20_body">
      <style:text-properties style:font-name="Liberation Sans1" fo:font-size="12pt" fo:font-style="normal" officeooo:rsid="007f0586" officeooo:paragraph-rsid="007f0586" style:font-size-asian="12pt" style:font-style-asian="normal" style:font-size-complex="12pt" style:font-style-complex="normal"/>
    </style:style>
    <style:style style:name="P60" style:family="paragraph" style:parent-style-name="Text_20_body">
      <style:text-properties style:font-name="Liberation Sans1" fo:font-size="12pt" fo:font-style="normal" officeooo:rsid="0087beaf" officeooo:paragraph-rsid="0087beaf" style:font-size-asian="12pt" style:font-style-asian="normal" style:font-size-complex="12pt" style:font-style-complex="normal"/>
    </style:style>
    <style:style style:name="P61" style:family="paragraph" style:parent-style-name="Text_20_body">
      <style:text-properties style:font-name="Liberation Sans1" fo:font-size="12pt" fo:font-style="normal" officeooo:rsid="0087efb1" officeooo:paragraph-rsid="0087efb1" style:font-size-asian="12pt" style:font-style-asian="normal" style:font-size-complex="12pt" style:font-style-complex="normal"/>
    </style:style>
    <style:style style:name="P62" style:family="paragraph" style:parent-style-name="Text_20_body">
      <style:text-properties style:font-name="Liberation Sans1" fo:font-size="12pt" fo:font-style="normal" officeooo:rsid="008d04fd" officeooo:paragraph-rsid="00783cce" style:font-size-asian="12pt" style:font-style-asian="normal" style:font-size-complex="12pt" style:font-style-complex="normal"/>
    </style:style>
    <style:style style:name="P63" style:family="paragraph" style:parent-style-name="Text_20_body">
      <style:text-properties style:font-name="Liberation Sans1" fo:font-size="12pt" fo:font-style="normal" officeooo:rsid="008d04fd" officeooo:paragraph-rsid="008eae6d" style:font-size-asian="12pt" style:font-style-asian="normal" style:font-size-complex="12pt" style:font-style-complex="normal"/>
    </style:style>
    <style:style style:name="P64" style:family="paragraph" style:parent-style-name="Text_20_body">
      <style:text-properties style:font-name="Liberation Sans1" fo:font-size="12pt" fo:font-style="normal" officeooo:rsid="00911019" officeooo:paragraph-rsid="00911019" style:font-size-asian="12pt" style:font-style-asian="normal" style:font-size-complex="12pt" style:font-style-complex="normal"/>
    </style:style>
    <style:style style:name="P65" style:family="paragraph" style:parent-style-name="Text_20_body">
      <style:text-properties style:font-name="Liberation Sans1" fo:font-size="12pt" fo:font-style="normal" officeooo:rsid="00911019" officeooo:paragraph-rsid="00918c06" style:font-size-asian="12pt" style:font-style-asian="normal" style:font-size-complex="12pt" style:font-style-complex="normal"/>
    </style:style>
    <style:style style:name="P66" style:family="paragraph" style:parent-style-name="Text_20_body">
      <style:text-properties style:font-name="Liberation Sans1" fo:font-size="12pt" fo:font-style="normal" officeooo:rsid="0091a570" officeooo:paragraph-rsid="0091a570" style:font-size-asian="12pt" style:font-style-asian="normal" style:font-size-complex="12pt" style:font-style-complex="normal"/>
    </style:style>
    <style:style style:name="P67" style:family="paragraph" style:parent-style-name="Text_20_body">
      <style:text-properties style:font-name="Liberation Sans1" fo:font-size="12pt" fo:font-style="normal" officeooo:rsid="0096f922" officeooo:paragraph-rsid="00985025" style:font-size-asian="12pt" style:font-style-asian="normal" style:font-size-complex="12pt" style:font-style-complex="normal"/>
    </style:style>
    <style:style style:name="P68" style:family="paragraph" style:parent-style-name="Text_20_body">
      <style:text-properties style:font-name="Liberation Sans1" fo:font-size="12pt" fo:font-style="normal" officeooo:rsid="00985025" officeooo:paragraph-rsid="00985025" style:font-size-asian="12pt" style:font-style-asian="normal" style:font-size-complex="12pt" style:font-style-complex="normal"/>
    </style:style>
    <style:style style:name="P69" style:family="paragraph" style:parent-style-name="Text_20_body">
      <style:text-properties style:font-name="Liberation Sans1" fo:font-size="12pt" fo:font-style="normal" officeooo:rsid="00bfe9fc" officeooo:paragraph-rsid="00bfe9fc" style:font-size-asian="12pt" style:font-style-asian="normal" style:font-size-complex="12pt" style:font-style-complex="normal"/>
    </style:style>
    <style:style style:name="P70" style:family="paragraph" style:parent-style-name="Text_20_body">
      <style:text-properties style:font-name="Liberation Sans1" officeooo:rsid="007cee13" officeooo:paragraph-rsid="007cee13"/>
    </style:style>
    <style:style style:name="P71" style:family="paragraph" style:parent-style-name="Text_20_body">
      <style:text-properties style:font-name="Liberation Sans1" officeooo:rsid="007d6a6c" officeooo:paragraph-rsid="007d6a6c"/>
    </style:style>
    <style:style style:name="P72" style:family="paragraph" style:parent-style-name="Text_20_body">
      <style:text-properties style:font-name="Liberation Sans1" officeooo:rsid="007f0586" officeooo:paragraph-rsid="007f0586"/>
    </style:style>
    <style:style style:name="P73" style:family="paragraph" style:parent-style-name="Text_20_body">
      <style:text-properties style:font-name="Liberation Sans1" officeooo:rsid="007f84ef" officeooo:paragraph-rsid="007f84ef"/>
    </style:style>
    <style:style style:name="P74" style:family="paragraph" style:parent-style-name="Table_20_Contents">
      <style:text-properties style:font-name="Liberation Sans1" fo:font-size="11pt" fo:font-style="italic" officeooo:rsid="00a0e127" officeooo:paragraph-rsid="00a0e127" style:font-size-asian="11pt" style:font-style-asian="italic" style:font-size-complex="11pt" style:font-style-complex="italic"/>
    </style:style>
    <style:style style:name="P75" style:family="paragraph" style:parent-style-name="Table_20_Contents">
      <style:text-properties style:font-name="Liberation Sans1" fo:font-size="11pt" fo:font-style="italic" officeooo:rsid="00a21281" officeooo:paragraph-rsid="00a21281" style:font-size-asian="11pt" style:font-style-asian="italic" style:font-size-complex="11pt" style:font-style-complex="italic"/>
    </style:style>
    <style:style style:name="P76" style:family="paragraph" style:parent-style-name="Table_20_Contents">
      <style:text-properties style:font-name="Liberation Sans1" fo:font-size="11pt" fo:font-style="italic" officeooo:rsid="00a8b408" officeooo:paragraph-rsid="00a8b408" style:font-size-asian="11pt" style:font-style-asian="italic" style:font-size-complex="11pt" style:font-style-complex="italic"/>
    </style:style>
    <style:style style:name="P77" style:family="paragraph" style:parent-style-name="Table_20_Contents">
      <style:text-properties style:font-name="Liberation Sans1" fo:font-size="11pt" fo:font-style="italic" officeooo:rsid="00acea7b" officeooo:paragraph-rsid="00acea7b" style:font-size-asian="11pt" style:font-style-asian="italic" style:font-size-complex="11pt" style:font-style-complex="italic"/>
    </style:style>
    <style:style style:name="P78" style:family="paragraph" style:parent-style-name="Table_20_Contents">
      <style:text-properties style:font-name="Liberation Sans1" fo:font-size="11pt" fo:font-style="italic" officeooo:rsid="00ab22e1" officeooo:paragraph-rsid="00ab22e1" style:font-size-asian="11pt" style:font-style-asian="italic" style:font-size-complex="11pt" style:font-style-complex="italic"/>
    </style:style>
    <style:style style:name="P79" style:family="paragraph" style:parent-style-name="Table_20_Contents">
      <style:text-properties style:font-name="Liberation Sans1" fo:font-size="11pt" fo:font-style="italic" officeooo:rsid="00a7ac90" officeooo:paragraph-rsid="00a7ac90" style:font-size-asian="11pt" style:font-style-asian="italic" style:font-size-complex="11pt" style:font-style-complex="italic"/>
    </style:style>
    <style:style style:name="P80" style:family="paragraph" style:parent-style-name="Table_20_Contents">
      <style:text-properties style:font-name="Liberation Sans1" fo:font-size="11pt" fo:font-style="italic" officeooo:rsid="00a55d86" officeooo:paragraph-rsid="00a55d86" style:font-size-asian="11pt" style:font-style-asian="italic" style:font-size-complex="11pt" style:font-style-complex="italic"/>
    </style:style>
    <style:style style:name="P81" style:family="paragraph" style:parent-style-name="Table_20_Contents">
      <style:text-properties style:font-name="Liberation Sans1" fo:font-size="11pt" fo:font-style="italic" officeooo:rsid="00a55d86" officeooo:paragraph-rsid="00a7ac90" style:font-size-asian="11pt" style:font-style-asian="italic" style:font-size-complex="11pt" style:font-style-complex="italic"/>
    </style:style>
    <style:style style:name="P82" style:family="paragraph" style:parent-style-name="Table_20_Contents">
      <style:text-properties style:font-name="Liberation Sans1" fo:font-size="11pt" fo:font-style="italic" officeooo:rsid="00a3a323" officeooo:paragraph-rsid="00a3a323" style:font-size-asian="11pt" style:font-style-asian="italic" style:font-size-complex="11pt" style:font-style-complex="italic"/>
    </style:style>
    <style:style style:name="P83" style:family="paragraph" style:parent-style-name="Table_20_Contents">
      <style:text-properties style:font-name="Liberation Sans1" fo:font-size="11pt" fo:font-style="italic" officeooo:rsid="00b0fcb3" officeooo:paragraph-rsid="00b0fcb3" style:font-size-asian="11pt" style:font-style-asian="italic" style:font-size-complex="11pt" style:font-style-complex="italic"/>
    </style:style>
    <style:style style:name="P84" style:family="paragraph" style:parent-style-name="Table_20_Contents">
      <style:text-properties style:font-name="Liberation Sans1" fo:font-size="11pt" fo:font-style="italic" officeooo:rsid="00a92735" officeooo:paragraph-rsid="00a92735" style:font-size-asian="11pt" style:font-style-asian="italic" style:font-size-complex="11pt" style:font-style-complex="italic"/>
    </style:style>
    <style:style style:name="P85" style:family="paragraph" style:parent-style-name="Table_20_Contents">
      <style:text-properties style:font-name="Liberation Sans1" fo:font-size="11pt" fo:font-style="italic" officeooo:rsid="00a66277" officeooo:paragraph-rsid="00a66277" style:font-size-asian="11pt" style:font-style-asian="italic" style:font-size-complex="11pt" style:font-style-complex="italic"/>
    </style:style>
    <style:style style:name="P86" style:family="paragraph" style:parent-style-name="Table_20_Contents">
      <style:text-properties style:font-name="Liberation Sans1" fo:font-size="11pt" fo:font-style="italic" officeooo:rsid="00af33d2" officeooo:paragraph-rsid="00af33d2" style:font-size-asian="11pt" style:font-style-asian="italic" style:font-size-complex="11pt" style:font-style-complex="italic"/>
    </style:style>
    <style:style style:name="P87" style:family="paragraph" style:parent-style-name="Table_20_Contents">
      <style:text-properties style:font-name="Liberation Sans1" fo:font-size="11pt" fo:font-style="italic" officeooo:rsid="00a4d497" officeooo:paragraph-rsid="00a4d497" style:font-size-asian="11pt" style:font-style-asian="italic" style:font-size-complex="11pt" style:font-style-complex="italic"/>
    </style:style>
    <style:style style:name="P88" style:family="paragraph" style:parent-style-name="Table_20_Contents">
      <style:text-properties style:font-name="Liberation Sans1" fo:font-size="11pt" fo:font-style="italic" officeooo:rsid="00b8a4bd" officeooo:paragraph-rsid="00b8a4bd" style:font-size-asian="11pt" style:font-style-asian="italic" style:font-size-complex="11pt" style:font-style-complex="italic"/>
    </style:style>
    <style:style style:name="P89" style:family="paragraph" style:parent-style-name="Table_20_Heading">
      <style:text-properties style:font-name="Liberation Sans1" fo:font-size="11pt" officeooo:rsid="009f95be" officeooo:paragraph-rsid="009f95be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1" officeooo:rsid="0098cfd5" officeooo:paragraph-rsid="0098cfd5"/>
    </style:style>
    <style:style style:name="P91" style:family="paragraph" style:parent-style-name="Table_20_Contents">
      <style:text-properties style:font-name="Liberation Sans1" officeooo:rsid="0098cfd5" officeooo:paragraph-rsid="0098cfd5"/>
    </style:style>
    <style:style style:name="P92" style:family="paragraph" style:parent-style-name="Table_20_Heading">
      <style:text-properties style:font-name="Liberation Sans1" officeooo:rsid="0098cfd5" officeooo:paragraph-rsid="0098cfd5"/>
    </style:style>
    <style:style style:name="P93" style:family="paragraph" style:parent-style-name="Text_20_body">
      <style:text-properties style:font-name="Liberation Sans1" officeooo:rsid="0098cfd5" officeooo:paragraph-rsid="0098cfd5"/>
    </style:style>
    <style:style style:name="P94" style:family="paragraph" style:parent-style-name="Table_20_Contents">
      <style:text-properties style:font-name="Liberation Sans1" officeooo:rsid="00990a02" officeooo:paragraph-rsid="00990a02"/>
    </style:style>
    <style:style style:name="P95" style:family="paragraph" style:parent-style-name="Text_20_body">
      <style:text-properties style:font-name="Liberation Sans1" officeooo:rsid="0080ad33" officeooo:paragraph-rsid="0080ad33"/>
    </style:style>
    <style:style style:name="P96" style:family="paragraph" style:parent-style-name="Text_20_body">
      <style:text-properties style:font-name="Liberation Sans1" officeooo:rsid="0083fac7" officeooo:paragraph-rsid="0083fac7"/>
    </style:style>
    <style:style style:name="P97" style:family="paragraph" style:parent-style-name="Text_20_body">
      <style:text-properties style:font-name="Liberation Sans1" officeooo:rsid="0085b9df" officeooo:paragraph-rsid="0085b9df"/>
    </style:style>
    <style:style style:name="P98" style:family="paragraph" style:parent-style-name="Text_20_body">
      <style:text-properties style:font-name="Liberation Sans1" officeooo:rsid="009ab012" officeooo:paragraph-rsid="009ab012"/>
    </style:style>
    <style:style style:name="P99" style:family="paragraph" style:parent-style-name="Text_20_body">
      <style:text-properties style:font-name="Liberation Sans1" officeooo:rsid="009f67dc" officeooo:paragraph-rsid="009f67dc"/>
    </style:style>
    <style:style style:name="P100" style:family="paragraph" style:parent-style-name="Text_20_body">
      <style:text-properties style:font-name="Liberation Sans1" officeooo:rsid="009f95be" officeooo:paragraph-rsid="009f95be"/>
    </style:style>
    <style:style style:name="P101" style:family="paragraph" style:parent-style-name="Text_20_body">
      <style:text-properties style:font-name="Liberation Sans1" officeooo:rsid="00a0e127" officeooo:paragraph-rsid="00a0e127"/>
    </style:style>
    <style:style style:name="P102" style:family="paragraph" style:parent-style-name="Text_20_body">
      <style:text-properties style:font-name="Liberation Sans1" officeooo:rsid="00bcf93f" officeooo:paragraph-rsid="00bcf93f"/>
    </style:style>
    <style:style style:name="P103" style:family="paragraph" style:parent-style-name="Table_20_Contents">
      <style:text-properties style:font-name="Liberation Sans1" officeooo:rsid="00c2320d" officeooo:paragraph-rsid="00c2320d"/>
    </style:style>
    <style:style style:name="P104" style:family="paragraph" style:parent-style-name="Table_20_Heading">
      <style:text-properties style:font-name="Liberation Sans1" officeooo:rsid="00c1ae08" officeooo:paragraph-rsid="00c1ae08"/>
    </style:style>
    <style:style style:name="P105" style:family="paragraph" style:parent-style-name="Text_20_body">
      <style:text-properties style:font-name="Liberation Sans1" officeooo:rsid="00c1ae08" officeooo:paragraph-rsid="00c1ae08"/>
    </style:style>
    <style:style style:name="P106" style:family="paragraph" style:parent-style-name="Text_20_body">
      <style:text-properties style:font-name="Liberation Sans1" officeooo:rsid="00c3da0c" officeooo:paragraph-rsid="00c3da0c"/>
    </style:style>
    <style:style style:name="P107" style:family="paragraph" style:parent-style-name="Text_20_body">
      <style:text-properties officeooo:paragraph-rsid="001ac3d7"/>
    </style:style>
    <style:style style:name="P108" style:family="paragraph" style:parent-style-name="Text_20_body">
      <style:paragraph-properties fo:margin-left="0.4925in" fo:margin-right="0in" fo:text-indent="0in" style:auto-text-indent="false"/>
      <style:text-properties officeooo:paragraph-rsid="00213111"/>
    </style:style>
    <style:style style:name="P109" style:family="paragraph" style:parent-style-name="Table_20_Contents">
      <style:text-properties style:font-name="Liberation Mono" fo:font-size="9pt" officeooo:rsid="0040770e" officeooo:paragraph-rsid="0040770e" style:font-size-asian="9pt" style:font-size-complex="9pt"/>
    </style:style>
    <style:style style:name="P110" style:family="paragraph" style:parent-style-name="Table_20_Contents">
      <style:text-properties style:font-name="Liberation Mono" fo:font-size="9pt" officeooo:rsid="00463a8c" officeooo:paragraph-rsid="00463a8c" style:font-size-asian="9pt" style:font-size-complex="9pt"/>
    </style:style>
    <style:style style:name="P111" style:family="paragraph" style:parent-style-name="Table_20_Contents">
      <style:text-properties style:font-name="Liberation Mono" fo:font-size="9pt" officeooo:rsid="00422819" officeooo:paragraph-rsid="00422819" style:font-size-asian="9pt" style:font-size-complex="9pt"/>
    </style:style>
    <style:style style:name="P112" style:family="paragraph" style:parent-style-name="Table_20_Contents">
      <style:text-properties style:font-name="Liberation Mono" fo:font-size="9pt" officeooo:rsid="00457ac7" officeooo:paragraph-rsid="00457ac7" style:font-size-asian="9pt" style:font-size-complex="9pt"/>
    </style:style>
    <style:style style:name="P113" style:family="paragraph" style:parent-style-name="Table_20_Contents">
      <style:text-properties style:font-name="Liberation Mono" fo:font-size="9pt" officeooo:rsid="0046c678" officeooo:paragraph-rsid="0046c678" style:font-size-asian="9pt" style:font-size-complex="9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Mono" fo:font-size="9pt" officeooo:rsid="0046c678" officeooo:paragraph-rsid="0046c678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style:font-name="Liberation Mono" fo:font-size="9pt" officeooo:rsid="004bba90" officeooo:paragraph-rsid="004bba90" style:font-size-asian="9pt" style:font-size-complex="9pt"/>
    </style:style>
    <style:style style:name="P116" style:family="paragraph" style:parent-style-name="Table_20_Contents">
      <style:text-properties style:font-name="Liberation Mono" fo:font-size="9pt" officeooo:rsid="00439452" officeooo:paragraph-rsid="00439452" style:font-size-asian="9pt" style:font-size-complex="9pt"/>
    </style:style>
    <style:style style:name="P117" style:family="paragraph" style:parent-style-name="Table_20_Contents">
      <style:text-properties style:font-name="Liberation Mono" fo:font-size="9pt" officeooo:rsid="005cc445" officeooo:paragraph-rsid="005cc445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style:font-name="Liberation Mono" fo:font-size="9pt" officeooo:rsid="0096f922" officeooo:paragraph-rsid="0096f922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style:font-name="Liberation Mono" fo:font-size="9pt" officeooo:rsid="00bfe9fc" officeooo:paragraph-rsid="00bfe9fc" style:font-size-asian="9pt" style:font-size-complex="9pt"/>
    </style:style>
    <style:style style:name="P120" style:family="paragraph" style:parent-style-name="Table_20_Contents">
      <style:text-properties style:font-name="Liberation Mono" officeooo:rsid="004e506b" officeooo:paragraph-rsid="004e506b"/>
    </style:style>
    <style:style style:name="P121" style:family="paragraph" style:parent-style-name="Table_20_Contents">
      <style:text-properties style:font-name="Liberation Mono" officeooo:rsid="004f9ee3" officeooo:paragraph-rsid="004f9ee3"/>
    </style:style>
    <style:style style:name="P122" style:family="paragraph" style:parent-style-name="Table_20_Contents">
      <style:text-properties style:font-name="Liberation Mono" fo:font-size="11pt" officeooo:rsid="00a0e127" officeooo:paragraph-rsid="00a0e127" style:font-size-asian="11pt" style:font-size-complex="11pt"/>
    </style:style>
    <style:style style:name="P123" style:family="paragraph" style:parent-style-name="Table_20_Contents">
      <style:text-properties style:font-name="Liberation Mono" fo:font-size="11pt" officeooo:rsid="00a21281" officeooo:paragraph-rsid="00a21281" style:font-size-asian="11pt" style:font-size-complex="11pt"/>
    </style:style>
    <style:style style:name="P124" style:family="paragraph" style:parent-style-name="Table_20_Contents">
      <style:text-properties style:font-name="Liberation Mono" fo:font-size="11pt" officeooo:rsid="00a8b408" officeooo:paragraph-rsid="00a8b408" style:font-size-asian="11pt" style:font-size-complex="11pt"/>
    </style:style>
    <style:style style:name="P125" style:family="paragraph" style:parent-style-name="Table_20_Contents">
      <style:text-properties style:font-name="Liberation Mono" fo:font-size="11pt" officeooo:rsid="00acea7b" officeooo:paragraph-rsid="00acea7b" style:font-size-asian="11pt" style:font-size-complex="11pt"/>
    </style:style>
    <style:style style:name="P126" style:family="paragraph" style:parent-style-name="Table_20_Contents">
      <style:text-properties style:font-name="Liberation Mono" fo:font-size="11pt" officeooo:rsid="00ab22e1" officeooo:paragraph-rsid="00ab22e1" style:font-size-asian="11pt" style:font-size-complex="11pt"/>
    </style:style>
    <style:style style:name="P127" style:family="paragraph" style:parent-style-name="Table_20_Contents">
      <style:text-properties style:font-name="Liberation Mono" fo:font-size="11pt" officeooo:rsid="00a7ac90" officeooo:paragraph-rsid="00a7ac90" style:font-size-asian="11pt" style:font-size-complex="11pt"/>
    </style:style>
    <style:style style:name="P128" style:family="paragraph" style:parent-style-name="Table_20_Contents">
      <style:text-properties style:font-name="Liberation Mono" fo:font-size="11pt" officeooo:rsid="00a55d86" officeooo:paragraph-rsid="00a55d86" style:font-size-asian="11pt" style:font-size-complex="11pt"/>
    </style:style>
    <style:style style:name="P129" style:family="paragraph" style:parent-style-name="Table_20_Contents">
      <style:text-properties style:font-name="Liberation Mono" fo:font-size="11pt" officeooo:rsid="00a55d86" officeooo:paragraph-rsid="00a7ac90" style:font-size-asian="11pt" style:font-size-complex="11pt"/>
    </style:style>
    <style:style style:name="P130" style:family="paragraph" style:parent-style-name="Table_20_Contents">
      <style:text-properties style:font-name="Liberation Mono" fo:font-size="11pt" officeooo:rsid="00a3a323" officeooo:paragraph-rsid="00a3a323" style:font-size-asian="11pt" style:font-size-complex="11pt"/>
    </style:style>
    <style:style style:name="P131" style:family="paragraph" style:parent-style-name="Table_20_Contents">
      <style:text-properties style:font-name="Liberation Mono" fo:font-size="11pt" officeooo:rsid="00b0fcb3" officeooo:paragraph-rsid="00b0fcb3" style:font-size-asian="11pt" style:font-size-complex="11pt"/>
    </style:style>
    <style:style style:name="P132" style:family="paragraph" style:parent-style-name="Table_20_Contents">
      <style:text-properties style:font-name="Liberation Mono" fo:font-size="11pt" officeooo:rsid="00a92735" officeooo:paragraph-rsid="00a92735" style:font-size-asian="11pt" style:font-size-complex="11pt"/>
    </style:style>
    <style:style style:name="P133" style:family="paragraph" style:parent-style-name="Table_20_Contents">
      <style:text-properties style:font-name="Liberation Mono" fo:font-size="11pt" officeooo:rsid="00a66277" officeooo:paragraph-rsid="00a66277" style:font-size-asian="11pt" style:font-size-complex="11pt"/>
    </style:style>
    <style:style style:name="P134" style:family="paragraph" style:parent-style-name="Table_20_Contents">
      <style:text-properties style:font-name="Liberation Mono" fo:font-size="11pt" officeooo:rsid="00af33d2" officeooo:paragraph-rsid="00af33d2" style:font-size-asian="11pt" style:font-size-complex="11pt"/>
    </style:style>
    <style:style style:name="P135" style:family="paragraph" style:parent-style-name="Table_20_Contents">
      <style:text-properties style:font-name="Liberation Mono" fo:font-size="11pt" officeooo:rsid="00a4d497" officeooo:paragraph-rsid="00a4d497" style:font-size-asian="11pt" style:font-size-complex="11pt"/>
    </style:style>
    <style:style style:name="P136" style:family="paragraph" style:parent-style-name="Table_20_Contents">
      <style:text-properties style:font-name="Liberation Mono" fo:font-size="11pt" officeooo:rsid="00b8a4bd" officeooo:paragraph-rsid="00b8a4bd" style:font-size-asian="11pt" style:font-size-complex="11pt"/>
    </style:style>
    <style:style style:name="P137" style:family="paragraph" style:parent-style-name="Text_20_body">
      <style:text-properties style:font-name="Liberation Mono" officeooo:rsid="00985025" officeooo:paragraph-rsid="00985025"/>
    </style:style>
    <style:style style:name="P138" style:family="paragraph" style:parent-style-name="Table_20_Contents">
      <style:text-properties style:font-name="Liberation Mono" officeooo:rsid="00c1ae08" officeooo:paragraph-rsid="00c1ae08"/>
    </style:style>
    <style:style style:name="P1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45" style:family="paragraph" style:parent-style-name="Heading_20_1">
      <style:text-properties officeooo:rsid="0171a626" officeooo:paragraph-rsid="001ba87a"/>
    </style:style>
    <style:style style:name="P146" style:family="paragraph" style:parent-style-name="Heading_20_1">
      <style:paragraph-properties fo:break-before="page"/>
    </style:style>
    <style:style style:name="P147" style:family="paragraph" style:parent-style-name="Heading_20_1">
      <style:paragraph-properties fo:break-before="page"/>
      <style:text-properties officeooo:paragraph-rsid="007c3ccf"/>
    </style:style>
    <style:style style:name="P148" style:family="paragraph" style:parent-style-name="Heading_20_1">
      <style:paragraph-properties fo:break-before="page"/>
      <style:text-properties officeooo:paragraph-rsid="00c75d75"/>
    </style:style>
    <style:style style:name="P149" style:family="paragraph" style:parent-style-name="Heading_20_2">
      <style:text-properties officeooo:paragraph-rsid="00cc5d61"/>
    </style:style>
    <style:style style:name="P150" style:family="paragraph" style:parent-style-name="Heading_20_2">
      <style:text-properties style:font-name="Liberation Mono"/>
    </style:style>
    <style:style style:name="P151" style:family="paragraph" style:parent-style-name="Table_20_Contents" style:list-style-name="L1">
      <style:text-properties style:font-name="Liberation Mono" fo:font-size="9pt" officeooo:rsid="00422819" officeooo:paragraph-rsid="00422819" style:font-size-asian="9pt" style:font-size-complex="9pt"/>
    </style:style>
    <style:style style:name="P152" style:family="paragraph" style:parent-style-name="Table_20_Contents" style:list-style-name="L4">
      <style:text-properties style:font-name="Liberation Mono" fo:font-size="9pt" officeooo:rsid="00422819" officeooo:paragraph-rsid="00422819" style:font-size-asian="9pt" style:font-size-complex="9pt"/>
    </style:style>
    <style:style style:name="P153" style:family="paragraph" style:parent-style-name="Table_20_Contents" style:list-style-name="L1">
      <style:text-properties style:font-name="Liberation Mono" fo:font-size="9pt" officeooo:rsid="0040770e" officeooo:paragraph-rsid="0040770e" style:font-size-asian="9pt" style:font-size-complex="9pt"/>
    </style:style>
    <style:style style:name="P154" style:family="paragraph" style:parent-style-name="Table_20_Contents" style:list-style-name="L5">
      <style:text-properties style:font-name="Liberation Mono" fo:font-size="9pt" officeooo:rsid="0040770e" officeooo:paragraph-rsid="0040770e" style:font-size-asian="9pt" style:font-size-complex="9pt"/>
    </style:style>
    <style:style style:name="P155" style:family="paragraph" style:parent-style-name="Table_20_Contents" style:list-style-name="L1">
      <style:text-properties style:font-name="Liberation Mono" fo:font-size="9pt" officeooo:rsid="004557cd" officeooo:paragraph-rsid="004557cd" style:font-size-asian="9pt" style:font-size-complex="9pt"/>
    </style:style>
    <style:style style:name="P156" style:family="paragraph" style:parent-style-name="Table_20_Contents" style:list-style-name="L3">
      <style:text-properties style:font-name="Liberation Mono" fo:font-size="9pt" officeooo:rsid="004557cd" officeooo:paragraph-rsid="004557cd" style:font-size-asian="9pt" style:font-size-complex="9pt"/>
    </style:style>
    <style:style style:name="P157" style:family="paragraph" style:parent-style-name="Table_20_Contents" style:list-style-name="L4">
      <style:text-properties style:font-name="Liberation Mono" fo:font-size="9pt" officeooo:rsid="004557cd" officeooo:paragraph-rsid="004557cd" style:font-size-asian="9pt" style:font-size-complex="9pt"/>
    </style:style>
    <style:style style:name="P158" style:family="paragraph" style:parent-style-name="Table_20_Contents" style:list-style-name="L2">
      <style:text-properties style:font-name="Liberation Mono" fo:font-size="9pt" officeooo:rsid="00463a8c" officeooo:paragraph-rsid="00463a8c" style:font-size-asian="9pt" style:font-size-complex="9pt"/>
    </style:style>
    <style:style style:name="P159" style:family="paragraph" style:parent-style-name="Table_20_Contents" style:list-style-name="L9">
      <style:text-properties style:font-name="Liberation Mono" fo:font-size="9pt" officeooo:rsid="00463a8c" officeooo:paragraph-rsid="00463a8c" style:font-size-asian="9pt" style:font-size-complex="9pt"/>
    </style:style>
    <style:style style:name="P160" style:family="paragraph" style:parent-style-name="Table_20_Contents" style:list-style-name="L4">
      <style:text-properties style:font-name="Liberation Mono" fo:font-size="9pt" officeooo:rsid="00457ac7" officeooo:paragraph-rsid="00457ac7" style:font-size-asian="9pt" style:font-size-complex="9pt"/>
    </style:style>
    <style:style style:name="P161" style:family="paragraph" style:parent-style-name="Table_20_Contents" style:list-style-name="L7">
      <style:text-properties style:font-name="Liberation Mono" fo:font-size="9pt" officeooo:rsid="009a92bd" officeooo:paragraph-rsid="009a92bd" style:font-size-asian="9pt" style:font-size-complex="9pt"/>
    </style:style>
    <style:style style:name="P162" style:family="paragraph" style:parent-style-name="Table_20_Contents" style:list-style-name="L8">
      <style:text-properties style:font-name="Liberation Mono" fo:font-size="9pt" officeooo:rsid="0046c678" officeooo:paragraph-rsid="0046c678" style:font-size-asian="9pt" style:font-size-complex="9pt"/>
    </style:style>
    <style:style style:name="P163" style:family="paragraph" style:parent-style-name="Table_20_Contents" style:list-style-name="L7">
      <style:text-properties style:font-name="Liberation Mono" fo:font-size="9pt" officeooo:rsid="00bfe9fc" officeooo:paragraph-rsid="00bfe9fc" style:font-size-asian="9pt" style:font-size-complex="9pt"/>
    </style:style>
    <style:style style:name="P164" style:family="paragraph" style:parent-style-name="Table_20_Contents">
      <style:text-properties style:font-name="Liberation Mono" officeooo:rsid="00df9e3d" officeooo:paragraph-rsid="00df9e3d"/>
    </style:style>
    <style:style style:name="P165" style:family="paragraph" style:parent-style-name="Table_20_Contents" style:list-style-name="L6">
      <style:text-properties fo:font-size="9pt" officeooo:paragraph-rsid="0096f922" style:font-size-asian="9pt" style:font-size-complex="9pt"/>
    </style:style>
    <style:style style:name="P166" style:family="paragraph" style:parent-style-name="Table_20_Contents" style:list-style-name="L7">
      <style:text-properties fo:font-size="9pt" officeooo:paragraph-rsid="0046c678" style:font-size-asian="9pt" style:font-size-complex="9pt"/>
    </style:style>
    <style:style style:name="P167" style:family="paragraph" style:parent-style-name="Table_20_Contents">
      <style:text-properties style:font-name="Liberation Sans1" officeooo:rsid="00df9e3d" officeooo:paragraph-rsid="00df9e3d"/>
    </style:style>
    <style:style style:name="P168" style:family="paragraph" style:parent-style-name="Text_20_body" style:list-style-name="L10">
      <style:text-properties style:font-name="Liberation Sans1" officeooo:rsid="0031b55a" officeooo:paragraph-rsid="0031b55a"/>
    </style:style>
    <style:style style:name="P169" style:family="paragraph" style:parent-style-name="Text_20_body" style:list-style-name="L10">
      <style:text-properties style:font-name="Liberation Sans1" officeooo:rsid="0031b55a" officeooo:paragraph-rsid="00d52d11"/>
    </style:style>
    <style:style style:name="P170" style:family="paragraph" style:parent-style-name="Text_20_body" style:list-style-name="L11">
      <style:text-properties style:font-name="Liberation Sans1" officeooo:rsid="005b0477" officeooo:paragraph-rsid="005b0477"/>
    </style:style>
    <style:style style:name="P171" style:family="paragraph" style:parent-style-name="Text_20_body" style:list-style-name="L12">
      <style:text-properties style:font-name="Liberation Sans1" officeooo:rsid="005b0477" officeooo:paragraph-rsid="005b0477"/>
    </style:style>
    <style:style style:name="P172" style:family="paragraph" style:parent-style-name="Text_20_body" style:list-style-name="L11">
      <style:text-properties style:font-name="Liberation Sans1" officeooo:rsid="006c3f1b" officeooo:paragraph-rsid="006c3f1b"/>
    </style:style>
    <style:style style:name="P173" style:family="paragraph" style:parent-style-name="Text_20_body" style:list-style-name="L11">
      <style:text-properties style:font-name="Liberation Sans1" officeooo:rsid="0059bf70" officeooo:paragraph-rsid="0059bf70"/>
    </style:style>
    <style:style style:name="P174" style:family="paragraph" style:parent-style-name="Text_20_body" style:list-style-name="L12">
      <style:text-properties style:font-name="Liberation Sans1" officeooo:rsid="0059bf70" officeooo:paragraph-rsid="0059bf70"/>
    </style:style>
    <style:style style:name="P175" style:family="paragraph" style:parent-style-name="Text_20_body" style:list-style-name="L12">
      <style:text-properties style:font-name="Liberation Sans1" officeooo:rsid="006407ed" officeooo:paragraph-rsid="006407ed"/>
    </style:style>
    <style:style style:name="P176" style:family="paragraph" style:parent-style-name="Text_20_body" style:list-style-name="L12">
      <style:text-properties style:font-name="Liberation Sans1" officeooo:rsid="00594419" officeooo:paragraph-rsid="005b0477"/>
    </style:style>
    <style:style style:name="P177" style:family="paragraph" style:parent-style-name="Text_20_body" style:list-style-name="L12">
      <style:text-properties style:font-name="Liberation Sans1" officeooo:rsid="00594419" officeooo:paragraph-rsid="00594419"/>
    </style:style>
    <style:style style:name="P178" style:family="paragraph" style:parent-style-name="Text_20_body" style:list-style-name="L12">
      <style:text-properties style:font-name="Liberation Sans1" officeooo:rsid="005b693f" officeooo:paragraph-rsid="005b693f"/>
    </style:style>
    <style:style style:name="P179" style:family="paragraph" style:parent-style-name="Text_20_body" style:list-style-name="L13">
      <style:text-properties style:font-name="Liberation Sans1" officeooo:rsid="00655ec9" officeooo:paragraph-rsid="00655ec9"/>
    </style:style>
    <style:style style:name="P180" style:family="paragraph" style:parent-style-name="Text_20_body" style:list-style-name="L14">
      <style:text-properties style:font-name="Liberation Sans1" officeooo:rsid="00655ec9" officeooo:paragraph-rsid="00655ec9"/>
    </style:style>
    <style:style style:name="P181" style:family="paragraph" style:parent-style-name="Text_20_body" style:list-style-name="L15">
      <style:text-properties style:font-name="Liberation Sans1" officeooo:rsid="006f95f9" officeooo:paragraph-rsid="006f95f9"/>
    </style:style>
    <style:style style:name="P182" style:family="paragraph" style:parent-style-name="Text_20_body" style:list-style-name="L16">
      <style:text-properties style:font-name="Liberation Sans1" fo:font-size="12pt" fo:font-style="normal" officeooo:rsid="007cee13" officeooo:paragraph-rsid="007cee13" style:font-size-asian="12pt" style:font-style-asian="normal" style:font-size-complex="12pt" style:font-style-complex="normal"/>
    </style:style>
    <style:style style:name="P183" style:family="paragraph" style:parent-style-name="Text_20_body" style:list-style-name="L17">
      <style:text-properties style:font-name="Liberation Sans1" fo:font-size="12pt" fo:font-style="normal" officeooo:rsid="0087beaf" officeooo:paragraph-rsid="0087beaf" style:font-size-asian="12pt" style:font-style-asian="normal" style:font-size-complex="12pt" style:font-style-complex="normal"/>
    </style:style>
    <style:style style:name="P184" style:family="paragraph" style:parent-style-name="Text_20_body" style:list-style-name="L18">
      <style:text-properties style:font-name="Liberation Sans1" fo:font-size="12pt" fo:font-style="normal" officeooo:rsid="0091a570" officeooo:paragraph-rsid="0091a570" style:font-size-asian="12pt" style:font-style-asian="normal" style:font-size-complex="12pt" style:font-style-complex="normal"/>
    </style:style>
    <style:style style:name="P185" style:family="paragraph" style:parent-style-name="Text_20_body" style:list-style-name="L19">
      <style:text-properties style:font-name="Liberation Sans1" fo:font-size="12pt" fo:font-style="normal" officeooo:rsid="00985025" officeooo:paragraph-rsid="00985025" style:font-size-asian="12pt" style:font-style-asian="normal" style:font-size-complex="12pt" style:font-style-complex="normal"/>
    </style:style>
    <style:style style:name="P186" style:family="paragraph" style:parent-style-name="Text_20_body" style:list-style-name="L20">
      <style:text-properties style:font-name="Liberation Sans1" officeooo:rsid="00c3da0c" officeooo:paragraph-rsid="00c3da0c"/>
    </style:style>
    <style:style style:name="P187" style:family="paragraph" style:parent-style-name="Text_20_body" style:list-style-name="L21">
      <style:text-properties style:font-name="Liberation Sans1" officeooo:rsid="00350ca6" officeooo:paragraph-rsid="003858c2"/>
    </style:style>
    <style:style style:name="P188" style:family="paragraph" style:parent-style-name="Text_20_body" style:list-style-name="L21">
      <style:text-properties style:font-name="Liberation Sans1" officeooo:rsid="00350ca6" officeooo:paragraph-rsid="0036ec99"/>
    </style:style>
    <style:style style:name="P189" style:family="paragraph" style:parent-style-name="Text_20_body" style:list-style-name="L21">
      <style:text-properties style:font-name="Liberation Sans1" officeooo:rsid="003b894f" officeooo:paragraph-rsid="003b894f"/>
    </style:style>
    <style:style style:name="P190" style:family="paragraph" style:parent-style-name="Text_20_body" style:list-style-name="L19">
      <style:text-properties style:font-name="Liberation Mono" fo:font-size="12pt" fo:font-style="normal" officeooo:rsid="00985025" officeooo:paragraph-rsid="00985025" style:font-size-asian="12pt" style:font-style-asian="normal" style:font-size-complex="12pt" style:font-style-complex="normal"/>
    </style:style>
    <style:style style:name="T1" style:family="text">
      <style:text-properties officeooo:rsid="00b8a4bd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44a2f"/>
    </style:style>
    <style:style style:name="T4" style:family="text">
      <style:text-properties style:font-name="Liberation Sans1" officeooo:rsid="001ac3d7"/>
    </style:style>
    <style:style style:name="T5" style:family="text">
      <style:text-properties style:font-name="Liberation Sans1" officeooo:rsid="00213111"/>
    </style:style>
    <style:style style:name="T6" style:family="text">
      <style:text-properties style:font-name="Liberation Sans1" officeooo:rsid="0098cfd5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171a626"/>
    </style:style>
    <style:style style:name="T9" style:family="text">
      <style:text-properties style:font-name="Liberation Sans" officeooo:rsid="001c973d"/>
    </style:style>
    <style:style style:name="T10" style:family="text">
      <style:text-properties officeooo:rsid="001ba87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01d25" style:font-style-asian="italic" style:font-style-complex="italic"/>
    </style:style>
    <style:style style:name="T13" style:family="text">
      <style:text-properties fo:font-style="italic" officeooo:rsid="0033aac3" style:font-style-asian="italic" style:font-style-complex="italic"/>
    </style:style>
    <style:style style:name="T14" style:family="text">
      <style:text-properties fo:font-style="italic" officeooo:rsid="003ceeee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6ec99" style:font-weight-asian="bold" style:font-weight-complex="bold"/>
    </style:style>
    <style:style style:name="T17" style:family="text">
      <style:text-properties fo:font-weight="bold" officeooo:rsid="009366f8" style:font-weight-asian="bold" style:font-weight-complex="bold"/>
    </style:style>
    <style:style style:name="T18" style:family="text">
      <style:text-properties officeooo:rsid="001c973d"/>
    </style:style>
    <style:style style:name="T19" style:family="text">
      <style:text-properties officeooo:rsid="001d9477"/>
    </style:style>
    <style:style style:name="T20" style:family="text">
      <style:text-properties officeooo:rsid="001f490e"/>
    </style:style>
    <style:style style:name="T21" style:family="text">
      <style:text-properties officeooo:rsid="001f5672"/>
    </style:style>
    <style:style style:name="T22" style:family="text">
      <style:text-properties officeooo:rsid="0020f772"/>
    </style:style>
    <style:style style:name="T23" style:family="text">
      <style:text-properties officeooo:rsid="00213111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26b199"/>
    </style:style>
    <style:style style:name="T26" style:family="text">
      <style:text-properties style:font-name="Liberation Mono" officeooo:rsid="0021a19d"/>
    </style:style>
    <style:style style:name="T27" style:family="text">
      <style:text-properties style:font-name="Liberation Mono" officeooo:rsid="0036ec99"/>
    </style:style>
    <style:style style:name="T28" style:family="text">
      <style:text-properties style:font-name="Liberation Mono" officeooo:rsid="003858c2"/>
    </style:style>
    <style:style style:name="T29" style:family="text">
      <style:text-properties style:font-name="Liberation Mono" officeooo:rsid="004e506b"/>
    </style:style>
    <style:style style:name="T30" style:family="text">
      <style:text-properties style:font-name="Liberation Mono" officeooo:rsid="005b0477"/>
    </style:style>
    <style:style style:name="T31" style:family="text">
      <style:text-properties style:font-name="Liberation Mono" officeooo:rsid="00463a8c"/>
    </style:style>
    <style:style style:name="T32" style:family="text">
      <style:text-properties style:font-name="Liberation Mono" officeooo:rsid="0046c678"/>
    </style:style>
    <style:style style:name="T33" style:family="text">
      <style:text-properties style:font-name="Liberation Mono" fo:font-size="12pt" fo:font-style="normal" style:font-size-asian="12pt" style:font-style-asian="normal" style:font-size-complex="12pt" style:font-style-complex="normal"/>
    </style:style>
    <style:style style:name="T34" style:family="text">
      <style:text-properties style:font-name="Liberation Mono" fo:font-size="12pt" fo:font-style="normal" officeooo:rsid="0040770e" style:font-size-asian="12pt" style:font-style-asian="normal" style:font-size-complex="12pt" style:font-style-complex="normal"/>
    </style:style>
    <style:style style:name="T35" style:family="text">
      <style:text-properties style:font-name="Liberation Mono" fo:font-size="12pt" fo:font-style="normal" officeooo:rsid="00463a8c" style:font-size-asian="12pt" style:font-style-asian="normal" style:font-size-complex="12pt" style:font-style-complex="normal"/>
    </style:style>
    <style:style style:name="T36" style:family="text">
      <style:text-properties style:font-name="Liberation Mono" fo:font-size="12pt" fo:font-style="normal" officeooo:rsid="004557cd" style:font-size-asian="12pt" style:font-style-asian="normal" style:font-size-complex="12pt" style:font-style-complex="normal"/>
    </style:style>
    <style:style style:name="T37" style:family="text">
      <style:text-properties style:font-name="Liberation Mono" fo:font-size="12pt" fo:font-style="normal" officeooo:rsid="00422819" style:font-size-asian="12pt" style:font-style-asian="normal" style:font-size-complex="12pt" style:font-style-complex="normal"/>
    </style:style>
    <style:style style:name="T38" style:family="text"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T39" style:family="text">
      <style:text-properties style:font-name="Liberation Mono" fo:font-size="12pt" officeooo:rsid="00457ac7" style:font-size-asian="12pt" style:font-size-complex="12pt"/>
    </style:style>
    <style:style style:name="T40" style:family="text">
      <style:text-properties style:font-name="Liberation Mono" officeooo:rsid="00783cce"/>
    </style:style>
    <style:style style:name="T41" style:family="text">
      <style:text-properties style:font-name="Liberation Mono" officeooo:rsid="00918c06"/>
    </style:style>
    <style:style style:name="T42" style:family="text">
      <style:text-properties style:font-name="Liberation Mono" officeooo:rsid="0091a570"/>
    </style:style>
    <style:style style:name="T43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Liberation Mono" officeooo:rsid="0096f922"/>
    </style:style>
    <style:style style:name="T45" style:family="text">
      <style:text-properties style:font-name="Liberation Mono" officeooo:rsid="009a92bd"/>
    </style:style>
    <style:style style:name="T46" style:family="text">
      <style:text-properties style:font-name="Liberation Mono" officeooo:rsid="00db8294"/>
    </style:style>
    <style:style style:name="T47" style:family="text">
      <style:text-properties officeooo:rsid="00219277"/>
    </style:style>
    <style:style style:name="T48" style:family="text">
      <style:text-properties officeooo:rsid="0021a19d"/>
    </style:style>
    <style:style style:name="T49" style:family="text">
      <style:text-properties officeooo:rsid="00228f5f"/>
    </style:style>
    <style:style style:name="T50" style:family="text">
      <style:text-properties officeooo:rsid="0023d2bb"/>
    </style:style>
    <style:style style:name="T51" style:family="text">
      <style:text-properties officeooo:rsid="002536c6"/>
    </style:style>
    <style:style style:name="T52" style:family="text">
      <style:text-properties officeooo:rsid="0026b199"/>
    </style:style>
    <style:style style:name="T53" style:family="text">
      <style:text-properties officeooo:rsid="00278866"/>
    </style:style>
    <style:style style:name="T54" style:family="text">
      <style:text-properties officeooo:rsid="00292544"/>
    </style:style>
    <style:style style:name="T55" style:family="text">
      <style:text-properties officeooo:rsid="002ee554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301d25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301d25"/>
    </style:style>
    <style:style style:name="T60" style:family="text">
      <style:text-properties officeooo:rsid="0031b55a"/>
    </style:style>
    <style:style style:name="T61" style:family="text">
      <style:text-properties officeooo:rsid="0033aac3"/>
    </style:style>
    <style:style style:name="T62" style:family="text">
      <style:text-properties officeooo:rsid="0034511d"/>
    </style:style>
    <style:style style:name="T63" style:family="text">
      <style:text-properties officeooo:rsid="0036ec99"/>
    </style:style>
    <style:style style:name="T64" style:family="text">
      <style:text-properties officeooo:rsid="00385547"/>
    </style:style>
    <style:style style:name="T65" style:family="text">
      <style:text-properties officeooo:rsid="003858c2"/>
    </style:style>
    <style:style style:name="T66" style:family="text">
      <style:text-properties officeooo:rsid="0038cbc1"/>
    </style:style>
    <style:style style:name="T67" style:family="text">
      <style:text-properties style:font-name="Arial" officeooo:rsid="002d3c94"/>
    </style:style>
    <style:style style:name="T68" style:family="text">
      <style:text-properties officeooo:rsid="003b894f"/>
    </style:style>
    <style:style style:name="T69" style:family="text">
      <style:text-properties officeooo:rsid="003c9979"/>
    </style:style>
    <style:style style:name="T70" style:family="text">
      <style:text-properties officeooo:rsid="003ceeee"/>
    </style:style>
    <style:style style:name="T71" style:family="text">
      <style:text-properties officeooo:rsid="0040770e"/>
    </style:style>
    <style:style style:name="T72" style:family="text">
      <style:text-properties officeooo:rsid="00422819"/>
    </style:style>
    <style:style style:name="T73" style:family="text">
      <style:text-properties officeooo:rsid="00463a8c"/>
    </style:style>
    <style:style style:name="T74" style:family="text">
      <style:text-properties officeooo:rsid="0048b5bb"/>
    </style:style>
    <style:style style:name="T75" style:family="text">
      <style:text-properties officeooo:rsid="004d9118"/>
    </style:style>
    <style:style style:name="T76" style:family="text">
      <style:text-properties officeooo:rsid="004e506b"/>
    </style:style>
    <style:style style:name="T77" style:family="text">
      <style:text-properties officeooo:rsid="004fe85b"/>
    </style:style>
    <style:style style:name="T78" style:family="text">
      <style:text-properties officeooo:rsid="0053ddc3"/>
    </style:style>
    <style:style style:name="T79" style:family="text">
      <style:text-properties officeooo:rsid="00563f26"/>
    </style:style>
    <style:style style:name="T80" style:family="text">
      <style:text-properties officeooo:rsid="0057a8a3"/>
    </style:style>
    <style:style style:name="T81" style:family="text">
      <style:text-properties officeooo:rsid="00580405"/>
    </style:style>
    <style:style style:name="T82" style:family="text">
      <style:text-properties officeooo:rsid="00594419"/>
    </style:style>
    <style:style style:name="T83" style:family="text">
      <style:text-properties officeooo:rsid="0059bf70"/>
    </style:style>
    <style:style style:name="T84" style:family="text">
      <style:text-properties officeooo:rsid="005b0477"/>
    </style:style>
    <style:style style:name="T85" style:family="text">
      <style:text-properties officeooo:rsid="005cc445"/>
    </style:style>
    <style:style style:name="T86" style:family="text">
      <style:text-properties officeooo:rsid="005daa82"/>
    </style:style>
    <style:style style:name="T87" style:family="text">
      <style:text-properties officeooo:rsid="005ec364"/>
    </style:style>
    <style:style style:name="T88" style:family="text">
      <style:text-properties officeooo:rsid="0061a14a"/>
    </style:style>
    <style:style style:name="T89" style:family="text">
      <style:text-properties officeooo:rsid="006340f0"/>
    </style:style>
    <style:style style:name="T90" style:family="text">
      <style:text-properties officeooo:rsid="006407ed"/>
    </style:style>
    <style:style style:name="T91" style:family="text">
      <style:text-properties officeooo:rsid="00640ac4"/>
    </style:style>
    <style:style style:name="T92" style:family="text">
      <style:text-properties officeooo:rsid="0064a755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officeooo:rsid="0068a469"/>
    </style:style>
    <style:style style:name="T95" style:family="text">
      <style:text-properties officeooo:rsid="0069ab42"/>
    </style:style>
    <style:style style:name="T96" style:family="text">
      <style:text-properties officeooo:rsid="006aff86"/>
    </style:style>
    <style:style style:name="T97" style:family="text">
      <style:text-properties officeooo:rsid="006c3f1b"/>
    </style:style>
    <style:style style:name="T98" style:family="text">
      <style:text-properties officeooo:rsid="006caf71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fo:font-size="12pt" officeooo:rsid="00463a8c" style:font-size-asian="12pt" style:font-size-complex="12pt"/>
    </style:style>
    <style:style style:name="T101" style:family="text">
      <style:text-properties fo:font-size="12pt" officeooo:rsid="00457ac7" style:font-size-asian="12pt" style:font-size-complex="12pt"/>
    </style:style>
    <style:style style:name="T102" style:family="text">
      <style:text-properties fo:font-size="12pt" fo:font-style="italic" style:font-size-asian="12pt" style:font-style-asian="italic" style:font-size-complex="12pt" style:font-style-complex="italic"/>
    </style:style>
    <style:style style:name="T103" style:family="text">
      <style:text-properties fo:font-size="12pt" fo:font-style="normal" style:font-size-asian="12pt" style:font-style-asian="normal" style:font-size-complex="12pt" style:font-style-complex="normal"/>
    </style:style>
    <style:style style:name="T104" style:family="text">
      <style:text-properties fo:font-size="12pt" fo:font-style="normal" officeooo:rsid="0040770e" style:font-size-asian="12pt" style:font-style-asian="normal" style:font-size-complex="12pt" style:font-style-complex="normal"/>
    </style:style>
    <style:style style:name="T105" style:family="text">
      <style:text-properties fo:font-size="12pt" fo:font-style="normal" officeooo:rsid="007b46ea" style:font-size-asian="12pt" style:font-style-asian="normal" style:font-size-complex="12pt" style:font-style-complex="normal"/>
    </style:style>
    <style:style style:name="T106" style:family="text">
      <style:text-properties fo:font-size="12pt" fo:font-style="normal" officeooo:rsid="007d6a6c" style:font-size-asian="12pt" style:font-style-asian="normal" style:font-size-complex="12pt" style:font-style-complex="normal"/>
    </style:style>
    <style:style style:name="T107" style:family="text">
      <style:text-properties fo:font-size="12pt" fo:font-style="normal" officeooo:rsid="007f84ef" style:font-size-asian="12pt" style:font-style-asian="normal" style:font-size-complex="12pt" style:font-style-complex="normal"/>
    </style:style>
    <style:style style:name="T108" style:family="text">
      <style:text-properties fo:font-size="12pt" fo:font-style="normal" officeooo:rsid="004557cd" style:font-size-asian="12pt" style:font-style-asian="normal" style:font-size-complex="12pt" style:font-style-complex="normal"/>
    </style:style>
    <style:style style:name="T109" style:family="text">
      <style:text-properties fo:font-size="12pt" fo:font-style="normal" officeooo:rsid="007d7f83" style:font-size-asian="12pt" style:font-style-asian="normal" style:font-size-complex="12pt" style:font-style-complex="normal"/>
    </style:style>
    <style:style style:name="T110" style:family="text">
      <style:text-properties fo:font-size="12pt" fo:font-style="normal" officeooo:rsid="00422819" style:font-size-asian="12pt" style:font-style-asian="normal" style:font-size-complex="12pt" style:font-style-complex="normal"/>
    </style:style>
    <style:style style:name="T111" style:family="text">
      <style:text-properties officeooo:rsid="007534f6"/>
    </style:style>
    <style:style style:name="T112" style:family="text">
      <style:text-properties officeooo:rsid="00770dd4"/>
    </style:style>
    <style:style style:name="T113" style:family="text">
      <style:text-properties officeooo:rsid="00783cce"/>
    </style:style>
    <style:style style:name="T114" style:family="text">
      <style:text-properties officeooo:rsid="007c3ccf"/>
    </style:style>
    <style:style style:name="T115" style:family="text">
      <style:text-properties officeooo:rsid="007f0586"/>
    </style:style>
    <style:style style:name="T116" style:family="text">
      <style:text-properties officeooo:rsid="007f84ef"/>
    </style:style>
    <style:style style:name="T117" style:family="text">
      <style:text-properties officeooo:rsid="0080ad33"/>
    </style:style>
    <style:style style:name="T118" style:family="text">
      <style:text-properties officeooo:rsid="00911019"/>
    </style:style>
    <style:style style:name="T119" style:family="text">
      <style:text-properties officeooo:rsid="009366f8"/>
    </style:style>
    <style:style style:name="T120" style:family="text">
      <style:text-properties officeooo:rsid="0094701c"/>
    </style:style>
    <style:style style:name="T121" style:family="text">
      <style:text-properties officeooo:rsid="0096111d"/>
    </style:style>
    <style:style style:name="T122" style:family="text">
      <style:text-properties officeooo:rsid="00985025"/>
    </style:style>
    <style:style style:name="T123" style:family="text">
      <style:text-properties officeooo:rsid="0098cfd5"/>
    </style:style>
    <style:style style:name="T124" style:family="text">
      <style:text-properties officeooo:rsid="009caec6"/>
    </style:style>
    <style:style style:name="T125" style:family="text">
      <style:text-properties officeooo:rsid="00a7ac90"/>
    </style:style>
    <style:style style:name="T126" style:family="text">
      <style:text-properties officeooo:rsid="00ae1a71"/>
    </style:style>
    <style:style style:name="T127" style:family="text">
      <style:text-properties officeooo:rsid="0046c678"/>
    </style:style>
    <style:style style:name="T128" style:family="text">
      <style:text-properties officeooo:rsid="00918c06"/>
    </style:style>
    <style:style style:name="T129" style:family="text">
      <style:text-properties officeooo:rsid="0091a570"/>
    </style:style>
    <style:style style:name="T130" style:family="text">
      <style:text-properties officeooo:rsid="00c3da0c"/>
    </style:style>
    <style:style style:name="T131" style:family="text">
      <style:text-properties officeooo:rsid="00ce426d"/>
    </style:style>
    <style:style style:name="T132" style:family="text">
      <style:text-properties officeooo:rsid="00d0364b"/>
    </style:style>
    <style:style style:name="T133" style:family="text">
      <style:text-properties officeooo:rsid="00d1b0bb"/>
    </style:style>
    <style:style style:name="T134" style:family="text">
      <style:text-properties officeooo:rsid="00d2957b"/>
    </style:style>
    <style:style style:name="T135" style:family="text">
      <style:text-properties officeooo:rsid="00d442c5"/>
    </style:style>
    <style:style style:name="T136" style:family="text">
      <style:text-properties officeooo:rsid="00d52d11"/>
    </style:style>
    <style:style style:name="T137" style:family="text">
      <style:text-properties officeooo:rsid="00d56400"/>
    </style:style>
    <style:style style:name="T138" style:family="text">
      <style:text-properties officeooo:rsid="00d81daa"/>
    </style:style>
    <style:style style:name="T139" style:family="text">
      <style:text-properties officeooo:rsid="00d98f3e"/>
    </style:style>
    <style:style style:name="T140" style:family="text">
      <style:text-properties officeooo:rsid="00db829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2"><text:a xlink:type="simple" xlink:href="#__RefHeading__8491_1963792373" text:style-name="Index_20_Link" text:visited-style-name="Index_20_Link">Notices<text:tab/>1</text:a></text:p>
          <text:p text:style-name="P142"><text:a xlink:type="simple" xlink:href="#__RefHeading___Toc116_3294497934" text:style-name="Index_20_Link" text:visited-style-name="Index_20_Link">Introduction<text:tab/>1</text:a></text:p>
          <text:p text:style-name="P143"><text:a xlink:type="simple" xlink:href="#__RefHeading___Toc35784_3294497934" text:style-name="Index_20_Link" text:visited-style-name="Index_20_Link">Acquiring and Installing SATK<text:tab/>2</text:a></text:p>
          <text:p text:style-name="P143"><text:a xlink:type="simple" xlink:href="#__RefHeading___Toc35786_3294497934" text:style-name="Index_20_Link" text:visited-style-name="Index_20_Link">Using SATK<text:tab/>3</text:a></text:p>
          <text:p text:style-name="P143"><text:a xlink:type="simple" xlink:href="#__RefHeading___Toc35952_3294497934" text:style-name="Index_20_Link" text:visited-style-name="Index_20_Link">Bare-Metal Programs with SATK<text:tab/>3</text:a></text:p>
          <text:p text:style-name="P144"><text:a xlink:type="simple" xlink:href="#__RefHeading___Toc383_613948968" text:style-name="Index_20_Link" text:visited-style-name="Index_20_Link">SATK Mainframe Platform Usage<text:tab/>3</text:a></text:p>
          <text:p text:style-name="P142"><text:a xlink:type="simple" xlink:href="#__RefHeading___Toc1251_1996687192" text:style-name="Index_20_Link" text:visited-style-name="Index_20_Link">Functional Area Capabilities<text:tab/>4</text:a></text:p>
          <text:p text:style-name="P142"><text:a xlink:type="simple" xlink:href="#__RefHeading___Toc922_101239512" text:style-name="Index_20_Link" text:visited-style-name="Index_20_Link">ASMA – A Small Mainframe Assembler<text:tab/>5</text:a></text:p>
          <text:p text:style-name="P143"><text:a xlink:type="simple" xlink:href="#__RefHeading___Toc18825_101239512" text:style-name="Index_20_Link" text:visited-style-name="Index_20_Link">Machine Specification Language (MSL)<text:tab/>6</text:a></text:p>
          <text:p text:style-name="P143"><text:a xlink:type="simple" xlink:href="#__RefHeading___Toc18766_2368797290" text:style-name="Index_20_Link" text:visited-style-name="Index_20_Link">Architecture Target Integration<text:tab/>6</text:a></text:p>
          <text:p text:style-name="P142"><text:a xlink:type="simple" xlink:href="#__RefHeading___Toc7858_2554049398" text:style-name="Index_20_Link" text:visited-style-name="Index_20_Link">IPLASMA – IPL Medium Creation<text:tab/>8</text:a></text:p>
          <text:p text:style-name="P142"><text:a xlink:type="simple" xlink:href="#__RefHeading___Toc10998_2554049398" text:style-name="Index_20_Link" text:visited-style-name="Index_20_Link">XCARD – Extended Card Loader<text:tab/>9</text:a></text:p>
          <text:p text:style-name="P142"><text:a xlink:type="simple" xlink:href="#__RefHeading___Toc41518_4213557382" text:style-name="Index_20_Link" text:visited-style-name="Index_20_Link">Function Calls<text:tab/>10</text:a></text:p>
          <text:p text:style-name="P142"><text:a xlink:type="simple" xlink:href="#__RefHeading___Toc41520_4213557382" text:style-name="Index_20_Link" text:visited-style-name="Index_20_Link">Hardware Access<text:tab/>11</text:a></text:p>
          <text:p text:style-name="P143"><text:a xlink:type="simple" xlink:href="#__RefHeading___Toc41522_4213557382" text:style-name="Index_20_Link" text:visited-style-name="Index_20_Link">Assigned Storage Area – ASA<text:tab/>11</text:a></text:p>
          <text:p text:style-name="P143"><text:a xlink:type="simple" xlink:href="#__RefHeading___Toc41524_4213557382" text:style-name="Index_20_Link" text:visited-style-name="Index_20_Link">Input/Output Devices<text:tab/>11</text:a></text:p>
          <text:p text:style-name="P142"><text:a xlink:type="simple" xlink:href="#__RefHeading___Toc17684_2391189060" text:style-name="Index_20_Link" text:visited-style-name="Index_20_Link">Synchronous I/O<text:tab/>12</text:a></text:p>
          <text:p text:style-name="P142"><text:a xlink:type="simple" xlink:href="#__RefHeading___Toc2066_1972104700" text:style-name="Index_20_Link" text:visited-style-name="Index_20_Link">Specific Tools<text:tab/>13</text:a></text:p>
          <text:p text:style-name="P142"><text:a xlink:type="simple" xlink:href="#__RefHeading___Toc51527_2391189060" text:style-name="Index_20_Link" text:visited-style-name="Index_20_Link">SDL Hercules<text:tab/>14</text:a></text:p>
          <text:p text:style-name="P142"><text:a xlink:type="simple" xlink:href="#__RefHeading___Toc51797_2391189060" text:style-name="Index_20_Link" text:visited-style-name="Index_20_Link">Samples<text:tab/>15</text:a></text:p>
          <text:p text:style-name="P143"><text:a xlink:type="simple" xlink:href="#__RefHeading___Toc51799_2391189060" text:style-name="Index_20_Link" text:visited-style-name="Index_20_Link">samples/asma<text:tab/>15</text:a></text:p>
          <text:p text:style-name="P143"><text:a xlink:type="simple" xlink:href="#__RefHeading___Toc65636_2391189060" text:style-name="Index_20_Link" text:visited-style-name="Index_20_Link">samples/guide<text:tab/>15</text:a></text:p>
          <text:p text:style-name="P142"><text:a xlink:type="simple" xlink:href="#__RefHeading___Toc142163_2391189060" text:style-name="Index_20_Link" text:visited-style-name="Index_20_Link">Bibliography<text:tab/>17</text:a></text:p>
          <text:p text:style-name="P142"><text:a xlink:type="simple" xlink:href="#__RefHeading___Toc448_1867780957" text:style-name="Index_20_Link" text:visited-style-name="Index_20_Link">Appendix A – SATK Functional Content<text:tab/>18</text:a></text:p>
          <text:p text:style-name="P142"><text:a xlink:type="simple" xlink:href="#__RefHeading___Toc1253_1996687192" text:style-name="Index_20_Link" text:visited-style-name="Index_20_Link">Appendix B – Historical or Deprecated Content<text:tab/>20</text:a></text:p>
        </text:index-body>
      </text:table-of-content>
      <text:p text:style-name="Standard"/>
      <text:p text:style-name="P107"><text:span text:style-name="T2">Copyright </text:span><text:span text:style-name="T8">©</text:span><text:span text:style-name="T2"> </text:span><text:span text:style-name="T3">202</text:span><text:span text:style-name="T4">3</text:span><text:span text:style-name="T2"> Harold Grovesteen</text:span></text:p>
      <text:h text:style-name="P145" text:outline-level="1"><text:bookmark-start text:name="__RefHeading__8491_1963792373"/>Notices<text:bookmark-end text:name="__RefHeading__8491_1963792373"/></text:h>
      <text:p text:style-name="P18"><text:span text:style-name="T10">IBM, </text:span>z/Architecture, <text:span text:style-name="T60">and z/VM</text:span> <text:span text:style-name="T53">are</text:span> registered trademark<text:span text:style-name="T10">s</text:span> of International Business Machines Corporation.</text:p>
      <text:p text:style-name="P19">“Python” is a registered trademark of the Python<text:span text:style-name="T67">®</text:span> Software Foundation.</text:p>
      <text:h text:style-name="Heading_20_1" text:outline-level="1"><text:bookmark-start text:name="__RefHeading___Toc116_3294497934"/>Introduction<text:bookmark-end text:name="__RefHeading___Toc116_3294497934"/></text:h>
      <text:p text:style-name="P4">The <text:span text:style-name="T11">General Information Manual</text:span> provides a broad overview of the Stand Alone Tool Kit (SATK) project. <text:s/>SATK’s focus is making <text:span text:style-name="T15">easier</text:span> development of software not requir<text:span text:style-name="T18">ing</text:span> an operating system <text:span text:style-name="T18">(</text:span>stand alone or bare-metal<text:span text:style-name="T18">). <text:s/></text:span><text:span text:style-name="T17">Easier</text:span><text:span text:style-name="T119"> is focused on reducing the learning </text:span><text:soft-page-break/><text:span text:style-name="T119">curve and time involved in development. <text:s/>In particular, SATK is always sensitive to where facilities can be provided or enable the developer to produce reusable program content. <text:s/></text:span></text:p>
      <text:p text:style-name="P4"><text:span text:style-name="T119">Bare-metal</text:span><text:span text:style-name="T20"> programs</text:span> target <text:span text:style-name="T20">for execution </text:span><text:span text:style-name="T19">specifically </text:span>IBM<text:span text:style-name="T9">®</text:span> mainframes, <text:span text:style-name="T20">current or vintage,</text:span> or compatible platforms. <text:s/><text:span text:style-name="T20">In this document,</text:span><text:span text:style-name="T19"> simply “mainframes”.</text:span></text:p>
      <text:p text:style-name="P3">As the name implies, SATK’s primary focus is on <text:span text:style-name="T11">tools</text:span>. <text:s/><text:span text:style-name="T20">Tools may be usable by a software developer or may be software supplied by SATK for inclusion in </text:span><text:span text:style-name="T21">a</text:span><text:span text:style-name="T20"> developed </text:span><text:span text:style-name="T21">program</text:span><text:span text:style-name="T20">. <text:s/>Developer used</text:span><text:span text:style-name="T19"> </text:span>tools <text:span text:style-name="T20">execut</text:span>e on commonly available personal computing platforms<text:span text:style-name="T21">.</text:span> <text:s/><text:span text:style-name="T19">The developed </text:span><text:span text:style-name="T20">programs </text:span><text:span text:style-name="T19">using SATK execute on a mainframe</text:span>. <text:s/><text:span text:style-name="T20">The goal of both form</text:span><text:span text:style-name="T21">s</text:span><text:span text:style-name="T20"> of tools is making the effort to create the final </text:span><text:span text:style-name="T47">result</text:span><text:span text:style-name="T20"> easier, namely, the bare-metal program. <text:s/></text:span></text:p>
      <text:p text:style-name="P3"><text:span text:style-name="T22">SATK augments the tools with documentation. <text:s/>Frequently the documentation collects together specific developer used tools with related supplied software into a single </text:span><text:span text:style-name="T23">functional area, or “use case”. <text:s/></text:span><text:span text:style-name="T48">Of primary interest to developers are the SATK tool providing an assembler, </text:span><text:span text:style-name="T49">A </text:span><text:span text:style-name="T48">Small Mainframe Assembler (</text:span><text:span text:style-name="T26">ASMA</text:span><text:span text:style-name="T48">), and the IPL medium creation tool, </text:span><text:span text:style-name="T26">IPLASMA</text:span><text:span text:style-name="T48">. <text:s/>These and additional functional areas are discussed below.</text:span></text:p>
      <text:p text:style-name="P12">The reader of this manual is <text:span text:style-name="T59">benefited</text:span> <text:span text:style-name="T59">by having</text:span> a background in mainframe <text:span text:style-name="T11">systems, </text:span>their <text:span text:style-name="T11">operations</text:span><text:span text:style-name="T56">, </text:span><text:span text:style-name="T57">and </text:span><text:span text:style-name="T12">assembly language</text:span><text:span text:style-name="T57"> development</text:span>. <text:s/><text:span text:style-name="T59">If the reader does not have this background, SATK is the perfect vehicle for acquiring experience in these areas. <text:s/></text:span><text:span text:style-name="T61">SATK is definitely the </text:span><text:span text:style-name="T13">only</text:span><text:span text:style-name="T61"> effort explicitly targeting bare-metal mainframe programming.</text:span></text:p>
      <text:p text:style-name="P12">Development of a bare-metal program requires access to the <text:span text:style-name="T11">IBM Principles of Operation</text:span> manual rel<text:span text:style-name="T59">ated</text:span> to the system’s architecture targeted by the program and, when input/output <text:span text:style-name="T59">(I/O)</text:span> operations are performed, the related devices <text:span text:style-name="T55">documentation, </text:span><text:span text:style-name="T59">and the system’s I/O subsystem </text:span><text:span text:style-name="T70">described in the </text:span><text:span text:style-name="T14">Principles of Operation</text:span><text:span text:style-name="T70"> manual</text:span><text:span text:style-name="T59">.</text:span></text:p>
      <text:h text:style-name="Heading_20_2" text:outline-level="2"><text:bookmark-start text:name="__RefHeading___Toc35784_3294497934"/>Acquiring <text:span text:style-name="T23">and Installing</text:span> SATK<text:bookmark-end text:name="__RefHeading___Toc35784_3294497934"/></text:h>
      <text:p text:style-name="P6">SATK is <text:span text:style-name="T50">a </text:span>project available in a repository on <text:span text:style-name="T24">github</text:span>:</text:p>
      <text:p text:style-name="P108"><text:a xlink:type="simple" xlink:href="https://github.com/s390guy/SATK" text:style-name="Internet_20_link" text:visited-style-name="Visited_20_Internet_20_Link"><text:span text:style-name="T5">https://github.com/s390guy/SATK</text:span></text:a></text:p>
      <text:p text:style-name="P7">Clone this repository or download it to your local system. <text:s/>SATK is now installed. <text:s/><text:span text:style-name="T50">No build process is required to install SATK. <text:s/></text:span></text:p>
      <text:p text:style-name="P7"><text:span text:style-name="T52">If a </text:span><text:span text:style-name="T25">git</text:span><text:span text:style-name="T52"> tool is available, cloning is recommended. <text:s/>Changes occur and it is easiest to simply pull from the </text:span><text:span text:style-name="T25">github</text:span><text:span text:style-name="T52"> repository directly to get the latest software.</text:span></text:p>
      <text:p text:style-name="P8">SATK is licensed under the GPL3 open source license.</text:p>
      <text:p text:style-name="P102">All relative file system paths in this document are relative to the SATK root directory.</text:p>
      <text:h text:style-name="Heading_20_2" text:outline-level="2" text:is-list-header="true"><text:bookmark-start text:name="__RefHeading___Toc35786_3294497934"/><text:soft-page-break/>Using SATK<text:bookmark-end text:name="__RefHeading___Toc35786_3294497934"/></text:h>
      <text:p text:style-name="P8">SATK requires <text:span text:style-name="T15">Python</text:span> 3. <text:s/>All SATK tools are written in <text:span text:style-name="T15">Python</text:span> 3. <text:s/>SATK may be used on any system on which <text:span text:style-name="T15">Python </text:span><text:span text:style-name="T93">3</text:span> may be installed. <text:s/>The manual titled <text:span text:style-name="T11">A Small Mainframe Assembler</text:span> located in the SATK directory <text:span text:style-name="T49">at</text:span> <text:span text:style-name="T24">doc/asma/ASMA.pdf</text:span> contains details on getting started with SATK and in particular installing <text:span text:style-name="T15">Python</text:span> 3 and using the supplied assembler, <text:span text:style-name="T49">ASMA</text:span>.</text:p>
      <text:p text:style-name="P9">Once <text:span text:style-name="T15">Python</text:span> is available, <text:span text:style-name="T94">all </text:span>SATK tools are usable. <text:s/><text:span text:style-name="T50">Software supplied by SATK is now available for inclusion in developed software.</text:span></text:p>
      <text:h text:style-name="Heading_20_2" text:outline-level="2"><text:bookmark-start text:name="__RefHeading___Toc35952_3294497934"/>Bare-Metal Programs with SATK<text:bookmark-end text:name="__RefHeading___Toc35952_3294497934"/></text:h>
      <text:p text:style-name="P10">All SATK bare-metal programs are written using ASMA. <text:s/>ASMA assembler is similar to legacy IBM assembler<text:span text:style-name="T95">s</text:span> and is readily recognizable and usable by someone familiar with such assemblers. <text:s/>SATK supplied software takes the form of macros provided in macro libraries as part of the SATK repository contents. <text:s/><text:span text:style-name="T51">As with ASMA assembler, ASMA macros are readily recognized by someone familiar with IBM type assemblers.</text:span></text:p>
      <text:p text:style-name="P11">The bare-metal program is placed in various output formats by ASMA. <text:s/>The List-Directed IPL Directory (LDID) format has proven to be the most useful. <text:s/>Some emulators can use this format directly. <text:s/>The <text:span text:style-name="T95">LDID </text:span>format is used as input to the IPL medium creation tool, IPLASMA, from which an emulated device may be used <text:span text:style-name="T54">by a mainframe emulator or simulator</text:span>.</text:p>
      <text:p text:style-name="P11">For use with a physical mainframe platform, the bare-metal program must be transferre<text:span text:style-name="T54">d</text:span> <text:span text:style-name="T54">to</text:span> it. <text:s/><text:span text:style-name="T52">An emulated card deck has been useful for such transfers and</text:span> <text:span text:style-name="T24">IND$FILE</text:span> has proved useful for both legacy and modern platform transfers. <text:s/>The actual transfer is specific to the destination system and the system on which SATK is <text:span text:style-name="T54">used</text:span>. <text:s/><text:span text:style-name="T62">Emulated tapes, using the AWS format, have also proved useful for platforms supporting them.</text:span></text:p>
      <text:p text:style-name="P13">The “ASMA Assembler” and “IPL Medium Creation” sections, below, provide additional details.</text:p>
      <text:h text:style-name="Heading_20_3" text:outline-level="3"><text:bookmark-start text:name="__RefHeading___Toc383_613948968"/>SATK <text:span text:style-name="T61">Mainframe </text:span>Platform Usage<text:bookmark-end text:name="__RefHeading___Toc383_613948968"/></text:h>
      <text:p text:style-name="P14">Bare-metal programs have been <text:span text:style-name="T60">successfully </text:span>used on <text:span text:style-name="T60">the following mainframe platforms</text:span>:</text:p>
      <text:list xml:id="list1581721617" text:style-name="L10">
        <text:list-item>
          <text:p text:style-name="P168">SDL Hercules (emulator),</text:p>
        </text:list-item>
        <text:list-item>
          <text:p text:style-name="P169">SimH (simulator), </text:p>
        </text:list-item>
        <text:list-item>
          <text:p text:style-name="P169"><text:span text:style-name="T136">z/PDT </text:span><text:span text:style-name="T137">(emulator)</text:span><text:span text:style-name="T136">, </text:span>and</text:p>
        </text:list-item>
        <text:list-item>
          <text:p text:style-name="P168">z/VM<text:span text:style-name="T7">®</text:span> virtual machines, various <text:span text:style-name="T61">software </text:span>releases and hardware systems (physical).</text:p>
        </text:list-item>
      </text:list>
      <text:h text:style-name="P146" text:outline-level="1"><text:bookmark-start text:name="__RefHeading___Toc1251_1996687192"/>Functional Area <text:span text:style-name="T71">Capabilities</text:span><text:bookmark-end text:name="__RefHeading___Toc1251_1996687192"/></text:h>
      <text:p text:style-name="P28">SATK delivers capabilities collected together into related usage. <text:s/>The capabilities are described by documentation for the supplied tools and reusable assembler macro libraries. <text:s/>Each functional area is described further in the following sections.</text:p>
      <text:p text:style-name="P28"><text:span text:style-name="T15">ASMA</text:span> – The mainframe assembler used to create the binary content of a bare-metal program.</text:p>
      <text:p text:style-name="P28"><text:span text:style-name="T15">IPLASMA</text:span> – Converts the bare-metal program’s binary content into a<text:span text:style-name="T79">n</text:span> emulated IPL medium.</text:p>
      <text:p text:style-name="P28"><text:span text:style-name="T15">Hardware Access</text:span> – A set of reusable macros targeting <text:span text:style-name="T81">commonly encountered </text:span>aspects of hardware access by a bare-metal program.</text:p>
      <text:p text:style-name="P33"><text:span text:style-name="T15">Function Calls</text:span> – Supports using and defining callable functions.</text:p>
      <text:p text:style-name="P33"><text:span text:style-name="T15">Synchronous I/O</text:span> – Performs I/O operations without an explicit interrupt handler.</text:p>
      <text:p text:style-name="P33"><text:span text:style-name="T15">Extended Card Loader</text:span> – <text:span text:style-name="T80">Bare-metal </text:span><text:span text:style-name="T92">object deck</text:span><text:span text:style-name="T80"> b</text:span>oot loader, <text:span text:style-name="T80">eliminating itself from memory following the load.</text:span></text:p>
      <text:p text:style-name="P33"><text:span text:style-name="T15">SDL Hercules</text:span> – <text:span text:style-name="T75">Documentation </text:span><text:span text:style-name="T92">and macros</text:span><text:span text:style-name="T75"> useful </text:span>when using the SDL Hercules emulator.</text:p>
      <text:p text:style-name="P15"/>
      <text:p text:style-name="P15"/>
      <text:h text:style-name="P146" text:outline-level="1"><text:bookmark-start text:name="__RefHeading___Toc922_101239512"/>ASMA – A Small Mainframe Assembler<text:bookmark-end text:name="__RefHeading___Toc922_101239512"/></text:h>
      <text:p text:style-name="P34">ASMA is the only open source mainframe oriented assembler usable outside of a mainframe <text:span text:style-name="T82">operating system</text:span>. <text:s/>ASMA is specifically designed for use in bare-metal programming of mainframe systems. <text:s/>All mainframe architectures are supported. <text:s/>The assembly language supports all instruction and extended mnemonics provided by the first mainframe, <text:span text:style-name="T83">announced in </text:span><text:span text:style-name="T82">1964,</text:span> through the latest announced <text:span text:style-name="T82">in May, 2022.</text:span></text:p>
      <text:p text:style-name="P34">ASMA is an assembler similar in some respects to vintage mainframe assemblers. <text:s/>It is a two-pass assembler. <text:s/>The assembler and macro languages supported by ASMA <text:span text:style-name="T82">are</text:span> similar to early mainframe assemblers. <text:s/><text:span text:style-name="T82">The assemble</text:span><text:span text:style-name="T83">r</text:span><text:span text:style-name="T82"> language lacks the limitations of those early assemblers by supporting all machine instruction formats </text:span><text:span text:style-name="T134">and extended mnemonics</text:span><text:span text:style-name="T83">:</text:span></text:p>
      <text:list xml:id="list2664602513" text:style-name="L11">
        <text:list-item>
          <text:p text:style-name="P170">all address modes: 24, 31, and 64;</text:p>
        </text:list-item>
        <text:list-item>
          <text:p text:style-name="P172">eight-byte maximum address <text:span text:style-name="T134">and integer </text:span>constants;</text:p>
        </text:list-item>
        <text:list-item>
          <text:p text:style-name="P173">long displacements;</text:p>
        </text:list-item>
        <text:list-item>
          <text:p text:style-name="P173">relative addressing;</text:p>
        </text:list-item>
        <text:list-item>
          <text:p text:style-name="P170"><text:span text:style-name="T97">all </text:span>immediate operands;</text:p>
        </text:list-item>
        <text:list-item>
          <text:p text:style-name="P173">binary and decimal floating point instructions; and</text:p>
        </text:list-item>
        <text:list-item>
          <text:p text:style-name="P173">vector instructions.</text:p>
        </text:list-item>
      </text:list>
      <text:p text:style-name="P34">Capabilities available only <text:span text:style-name="T82">with ASMA are:</text:span></text:p>
      <text:list xml:id="list2641219604" text:style-name="L12">
        <text:list-item>
          <text:p text:style-name="P175">multiple architecture contexts: instruction mnemonics, <text:span text:style-name="T24">PSW</text:span> and <text:span text:style-name="T24">CCW</text:span> formats <text:span text:style-name="T96">(see “Architecture Target Integration” below)</text:span>;</text:p>
        </text:list-item>
        <text:list-item>
          <text:p text:style-name="P176">multiple output formats;</text:p>
        </text:list-item>
        <text:list-item>
          <text:p text:style-name="P171">bare-metal oriented <text:span text:style-name="T90">assembler </text:span>operations, for example, architecture specific PSW operations with common syntax;</text:p>
        </text:list-item>
        <text:list-item>
          <text:p text:style-name="P177">enhanced binary content handling with regions, <text:span text:style-name="T83">a collection of control sections, </text:span><text:span text:style-name="T84">by </text:span><text:span text:style-name="T134">an </text:span><text:span text:style-name="T84">e</text:span><text:span text:style-name="T91">xtended</text:span><text:span text:style-name="T84"> </text:span><text:span text:style-name="T30">START</text:span><text:span text:style-name="T84"> operation</text:span><text:span text:style-name="T83">;</text:span></text:p>
        </text:list-item>
        <text:list-item>
          <text:p text:style-name="P177"><text:span text:style-name="T84">allows </text:span>limiting <text:span text:style-name="T84">of </text:span>instruction and extended mnemonic recognition <text:span text:style-name="T84">for the targeted architecture of the program</text:span>;</text:p>
        </text:list-item>
        <text:list-item>
          <text:p text:style-name="P174">integrated linking of all address locations independent of the resident control section, eliminating the need for a linkage editor; <text:span text:style-name="T97">and</text:span></text:p>
        </text:list-item>
        <text:list-item>
          <text:p text:style-name="P178">EBCDIC to/from ASCII code page modifications.</text:p>
        </text:list-item>
      </text:list>
      <text:p text:style-name="P40">The following table describes in general term<text:span text:style-name="T88">s</text:span> the output formats available with ASMA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6">Output Format</text:p>
            </table:table-cell>
            <table:table-cell table:style-name="Table3.B1" office:value-type="string">
              <text:p text:style-name="P36">Description</text:p>
            </table:table-cell>
          </table:table-row>
        </table:table-header-rows>
        <table:table-row>
          <table:table-cell table:style-name="Table3.A2" office:value-type="string">
            <text:p text:style-name="P35">Image</text:p>
          </table:table-cell>
          <table:table-cell table:style-name="Table3.B2" office:value-type="string">
            <text:p text:style-name="P35">All regions concatenated together into a single binary file <text:span text:style-name="T89">regardless of assembled load addresses</text:span>.</text:p>
          </table:table-cell>
        </table:table-row>
        <table:table-row>
          <table:table-cell table:style-name="Table3.A3" office:value-type="string">
            <text:p text:style-name="P35">Object Deck</text:p>
          </table:table-cell>
          <table:table-cell table:style-name="Table3.B2" office:value-type="string">
            <text:p text:style-name="P35">80-byte card deck containing TXT and END records.</text:p>
          </table:table-cell>
        </table:table-row>
        <table:table-row>
          <table:table-cell table:style-name="Table3.A3" office:value-type="string">
            <text:p text:style-name="P35">VM Store</text:p>
          </table:table-cell>
          <table:table-cell table:style-name="Table3.B2" office:value-type="string">
            <text:p text:style-name="P35">Binary content stored <text:span text:style-name="T87">by</text:span> VM <text:span text:style-name="T87">CP commands</text:span>.</text:p>
          </table:table-cell>
        </table:table-row>
        <table:table-row>
          <table:table-cell table:style-name="Table3.A3" office:value-type="string">
            <text:p text:style-name="P35">SDL Hercules</text:p>
          </table:table-cell>
          <table:table-cell table:style-name="Table3.B2" office:value-type="string">
            <text:p text:style-name="P35">Binary content stored <text:span text:style-name="T87">by</text:span> <text:span text:style-name="T98">SDL Hercules </text:span><text:span text:style-name="T87">storage alteration</text:span> commands.</text:p>
          </table:table-cell>
        </table:table-row>
        <table:table-row>
          <table:table-cell table:style-name="Table3.A3" office:value-type="string">
            <text:p text:style-name="P37">Management Console</text:p>
          </table:table-cell>
          <table:table-cell table:style-name="Table3.B2" office:value-type="string">
            <text:p text:style-name="P37">Binary content stored by management console commands.</text:p>
          </table:table-cell>
        </table:table-row>
        <table:table-row>
          <table:table-cell table:style-name="Table3.A3" office:value-type="string">
            <text:p text:style-name="P35">List-Directed IPL Directory (LDID)</text:p>
          </table:table-cell>
          <table:table-cell table:style-name="Table3.B2" office:value-type="string">
            <text:p text:style-name="P35">Assembled regions placed in LDID format maintaining region <text:span text:style-name="T89">name</text:span> <text:span text:style-name="T89">and </text:span>assembled load addresses.</text:p>
          </table:table-cell>
        </table:table-row>
      </table:table>
      <text:p text:style-name="P41"/>
      <text:p text:style-name="P100">Refer to <text:span text:style-name="T11">ASMA – A Small Mainframe Assembler</text:span> at <text:span text:style-name="T24">doc/ASMA.pdf</text:span> for details on the usage of ASMA, output format usage, and assembler and macro languages.</text:p>
      <text:h text:style-name="Heading_20_2" text:outline-level="2"><text:bookmark-start text:name="__RefHeading___Toc18825_101239512"/>Machine Specification Language (MSL)<text:bookmark-end text:name="__RefHeading___Toc18825_101239512"/></text:h>
      <text:p text:style-name="P38">MSL supports ASMA’s instruction mnemonic recognition, interpretation and binary content creation. <text:s/>Instruction formats are defined by MSL <text:span text:style-name="T88">test files</text:span>. <text:s/>While officially an internal component of ASMA, MSL <text:span text:style-name="T88">text </text:span>files externalize for the purpose of <text:span text:style-name="T88">inspection</text:span> this critical aspect of ASMA functionality. <text:s/><text:span text:style-name="T85">Making these </text:span><text:span text:style-name="T88">internal</text:span><text:span text:style-name="T85"> details available is unique to ASMA.</text:span></text:p>
      <text:p text:style-name="P39">A report of supported instructions by architecture in three sections: mnemonic, operation code, and MSL instruction format is provided by ASM<text:span text:style-name="T86">A</text:span>. <text:s/>This <text:span text:style-name="T88">unique </text:span>report is contained in the file: <text:span text:style-name="T24">asma/doc/PoO.txt</text:span> and is updated whenever the MSL database is altered. <text:s/>This report is intended for anyone who needs to understand how ASMA is processing (or not) any instruction mnemonic.</text:p>
      <text:p text:style-name="P101">For a detailed description of MSL refer to <text:span text:style-name="T11">Machine Specification Language</text:span> at <text:span text:style-name="T24">doc/asma/MSL.pdf</text:span>.</text:p>
      <text:h text:style-name="Heading_20_2" text:outline-level="2"><text:bookmark-start text:name="__RefHeading___Toc18766_2368797290"/>Architecture Target Integration<text:bookmark-end text:name="__RefHeading___Toc18766_2368797290"/></text:h>
      <text:p text:style-name="P42">ASMA is designed to support multiple architecture machine mnemonics. <text:s/>These architectures are:</text:p>
      <text:list xml:id="list237148854" text:style-name="L13">
        <text:list-item>
          <text:p text:style-name="P179">S/360 – System/360 (or S/370 in Basic Control Mode),</text:p>
        </text:list-item>
        <text:list-item>
          <text:p text:style-name="P179">S/370 – System/370 in <text:span text:style-name="T134">Basic or </text:span>Extended Control Mode,</text:p>
        </text:list-item>
        <text:list-item>
          <text:p text:style-name="P179">S/380 – System/380, S/370 Extended Mode with 31-bit addressing,</text:p>
        </text:list-item>
        <text:list-item>
          <text:p text:style-name="P179"><text:soft-page-break/>370-XA – 370 Extended Architecture,</text:p>
        </text:list-item>
        <text:list-item>
          <text:p text:style-name="P179">ESA/370 – Enterprise System<text:span text:style-name="T95">s</text:span> Architecture 370,</text:p>
        </text:list-item>
        <text:list-item>
          <text:p text:style-name="P179">ESA/390 – Enterprise System<text:span text:style-name="T95">s</text:span> Architecture 390,</text:p>
        </text:list-item>
        <text:list-item>
          <text:p text:style-name="P179">ESA/390 on z – Enterprise System<text:span text:style-name="T95">s</text:span> Architecture on z/Architecture, and</text:p>
        </text:list-item>
        <text:list-item>
          <text:p text:style-name="P179">z/Architecture – z/Architecture.</text:p>
        </text:list-item>
      </text:list>
      <text:p text:style-name="P42">The architecture in addition to supported base and extended instruction mnemonics, includes the concept of <text:span text:style-name="T98">an “</text:span>operational environment.” <text:s/>The operational environment includes PSW format, CCW formats and address mode. <text:s/>Each of the above target architectures has an implied operation environment.</text:p>
      <text:p text:style-name="P42">In addition, all instruction mnemonics can be enabled in either of three operation environments:</text:p>
      <text:list xml:id="list3341551615" text:style-name="L14">
        <text:list-item>
          <text:p text:style-name="P180">24 bit address mode</text:p>
        </text:list-item>
        <text:list-item>
          <text:p text:style-name="P180">31 bit address mode, and</text:p>
        </text:list-item>
        <text:list-item>
          <text:p text:style-name="P180">64 bit address mode.</text:p>
        </text:list-item>
      </text:list>
      <text:p text:style-name="P43">Architecture Integration exposes to the assembled program information about the target execution environment. <text:s/>This information is contained in various macro system symbols. <text:s/>By exposing this information to the program, it is possible to create programs targeting multiple architecture<text:span text:style-name="T98">s</text:span> that change based only on the target architecture.</text:p>
      <text:p text:style-name="P43">Macros supplied with ASMA provide this support. <text:s/>In addition to setting the PSW and CCW <text:span text:style-name="T94">execution mode </text:span>formats, various instruction mnemonics are supplied for common use across architectures, <text:span text:style-name="T94">generating the correct instruction for </text:span><text:span text:style-name="T134">the </text:span><text:span text:style-name="T94">targeted architecture. <text:s/>A number of useful global macro symbols are initialized for use by macros supporting multiple architectures.</text:span></text:p>
      <text:p text:style-name="P43"/>
      <text:p text:style-name="P39"/>
      <text:h text:style-name="P146" text:outline-level="1"><text:bookmark-start text:name="__RefHeading___Toc7858_2554049398"/>IPLASMA – IPL Medium Creation<text:bookmark-end text:name="__RefHeading___Toc7858_2554049398"/></text:h>
      <text:p text:style-name="P46"><text:span text:style-name="T24">iplasma.py</text:span> is the tool that creates an IPL supporting medium containing a bare-metal program. <text:s/>IPLASMA uses one or two LDID’s for creation of the IPL medium. <text:s/>IPLASMA assumes that any file supplied as input is an LDID control file created by ASMA.</text:p>
      <text:p text:style-name="P46">When one file is supplied to IPLASMA, the IPL medium contains only the bare-metal program. <text:s/>When two files are supplied, the IPL medium contains, first, a boot loader and then, a bare-metal-program. <text:s/>In this second case, the boot loader is itself a bare-metal program. <text:s/>The boot loader participates in the IPL function and loads and passes control to the loaded bare-metal program.</text:p>
      <text:p text:style-name="P47">Input files are only LDID control file paths. <text:s/>The output file is the emulated IPL medium. <text:s/>Supported output emulated media types are:</text:p>
      <text:list xml:id="list1333480964" text:style-name="L15">
        <text:list-item>
          <text:p text:style-name="P181">80-byte card deck, or</text:p>
        </text:list-item>
        <text:list-item>
          <text:p text:style-name="P181">Fixed Block Architecture (FBA) Direct Access Storage Device (DASD).</text:p>
        </text:list-item>
      </text:list>
      <text:p text:style-name="P48">See “<text:span text:style-name="T100">Extended Card Loader”, </text:span><text:span text:style-name="T99">below,</text:span><text:span text:style-name="T100"> </text:span><text:span text:style-name="T99">for creation of AWS tape files capable of being IPL’d and additional card deck options.</text:span></text:p>
      <text:p text:style-name="P49"><text:span text:style-name="T99">See the document </text:span><text:span text:style-name="T102">Initial Program Load with ASMA</text:span><text:span text:style-name="T103">, in </text:span><text:span text:style-name="T34">doc/asma/IPLASMA.pdf</text:span><text:span text:style-name="T104">, </text:span><text:span text:style-name="T103">for details concerning IPL media content creation and record formats used by a boot loader.</text:span></text:p>
      <text:p text:style-name="P54">Some platforms can utilize directly the LDID format created by ASM<text:span text:style-name="T138">A</text:span>. <text:s/>These platforms allow the IPL function to be targeted to the LDID. <text:s/>Use of this option eliminates the need for IPL medium creation.</text:p>
      <text:p text:style-name="P55"/>
      <text:p text:style-name="P55"/>
      <text:h text:style-name="P147" text:outline-level="1"><text:bookmark-start text:name="__RefHeading___Toc10998_2554049398"/><text:span text:style-name="T114">XCARD – </text:span>Extended Card Loader<text:bookmark-end text:name="__RefHeading___Toc10998_2554049398"/></text:h>
      <text:p text:style-name="P52">The <text:span text:style-name="T111">E</text:span>xtended <text:span text:style-name="T111">C</text:span>ard <text:span text:style-name="T111">L</text:span>oader is a unique offering of SATK. <text:s/><text:span text:style-name="T111">It allows an object deck </text:span><text:span text:style-name="T113">containing</text:span><text:span text:style-name="T111"> the bare-metal program </text:span><text:span text:style-name="T113">to perceive the system as if </text:span><text:span text:style-name="T111">it </text:span><text:span text:style-name="T113">had been</text:span><text:span text:style-name="T111"> IPL’d.</text:span></text:p>
      <text:p text:style-name="P52">Most boot loaders using card input place themselves in low memory addresses, utilizing those addresses during <text:span text:style-name="T111">the </text:span>loading process. <text:s/>All boot loaders must use these areas to accomplish the loading process. This scenario precludes use of any traditional card oriented boot loader.</text:p>
      <text:p text:style-name="P51">XCARD, the Extended Card Loader, addresses this need. <text:s/>Following the IPL, loading XCARD, the boot loader determines the end of memory and relocates itself there. <text:s/>It create<text:span text:style-name="T111">s</text:span> a surrogate page 0 into which it places all content of the loaded program destined for <text:span text:style-name="T111">real </text:span>page 0 (real addresses 0-4095). <text:s/>Following completion of the loaded object deck, the contents of the surrogate page 0 are placed in the real page 0 <text:span text:style-name="T111">as if the boot loader had not been used. <text:s/>XCARD then erases itself from memory, clears registers, and initiates the loaded bare-metal program as if it had been IPL’d.</text:span></text:p>
      <text:p text:style-name="P53">Unlike IPLASMA, the loaded program is an object deck. <text:s/>The two portions of the load stream, XCARD and the object deck, are combined into one contiguous set of card records <text:span text:style-name="T113">using the </text:span><text:span text:style-name="T40">deck.py</text:span><text:span text:style-name="T113"> tool</text:span>. <text:s/>In turn the single stream can be converted to an AWS tape file <text:span text:style-name="T113">by </text:span><text:span text:style-name="T40">deck.py</text:span>.</text:p>
      <text:p text:style-name="P53">Presently, XCARD only supports the ESA/390 architecture. <text:s/><text:span text:style-name="T112">XCARD never changes the IPL architecture.</text:span></text:p>
      <text:p text:style-name="P50"><text:span text:style-name="T103">See </text:span><text:span text:style-name="T102">XCARD eXtended Loader</text:span><text:span text:style-name="T103"> at </text:span><text:span text:style-name="T35">doc/XCARD.pd</text:span><text:span text:style-name="T33">f</text:span><text:span text:style-name="T103"> for details on XCARD </text:span><text:span text:style-name="T105">usage</text:span><text:span text:style-name="T103"> and the </text:span><text:span text:style-name="T33">deck.py</text:span><text:span text:style-name="T103"> tool.</text:span></text:p>
      <text:p text:style-name="P56"/>
      <text:p text:style-name="P56"/>
      <text:h text:style-name="P146" text:outline-level="1"><text:bookmark-start text:name="__RefHeading___Toc41518_4213557382"/>Function Calls<text:bookmark-end text:name="__RefHeading___Toc41518_4213557382"/></text:h>
      <text:p text:style-name="P57">SATK supports the use of C inspired function calls. The provided macro content aids:</text:p>
      <text:list xml:id="list1396784341" text:style-name="L16">
        <text:list-item>
          <text:p text:style-name="P182">Function call entry definition,</text:p>
        </text:list-item>
        <text:list-item>
          <text:p text:style-name="P182">Function local memory usage,</text:p>
        </text:list-item>
        <text:list-item>
          <text:p text:style-name="P182">Function return to caller,</text:p>
        </text:list-item>
        <text:list-item>
          <text:p text:style-name="P182">Function call handling, and</text:p>
        </text:list-item>
        <text:list-item>
          <text:p text:style-name="P182">Function stack definition.</text:p>
        </text:list-item>
      </text:list>
      <text:p text:style-name="P70"><text:span text:style-name="T103">The macros utilize the </text:span><text:span text:style-name="T102">s390 ELF Application Binary Interface</text:span><text:span text:style-name="T103"> specification for function call logic. <text:s/>The macros are sensitive to the target architecture, generating the appropriate instructions for the target architecture. <text:s/>Facilities offered by ASMA Architecture Target Integration makes this possible.</text:span></text:p>
      <text:p text:style-name="P70"><text:span text:style-name="T103">C-like function calls are the most compact and feature complete mechanism for creation of complex routine call mechanisms. <text:s/>C-like functions can be </text:span><text:span text:style-name="T106">used </text:span><text:span text:style-name="T103">both serial</text:span><text:span text:style-name="T106">ly</text:span><text:span text:style-name="T103"> and re-entrant </text:span><text:span text:style-name="T106">offering </text:span><text:span text:style-name="T103">concurrent </text:span><text:span text:style-name="T106">and simultaneous</text:span><text:span text:style-name="T103"> usage by multiple callers. <text:s/></text:span><text:span text:style-name="T106">Function processing can have implications for whether all of these usability attributes apply to a given function.</text:span></text:p>
      <text:p text:style-name="P58">The function call macros were ported from the SATK GNU assembler macros developed during the initial, now deprecated, approach taken by SATK. <text:s/>Nevertheless, function calls proved exceedingly value and when SATK transitioned to use of ASMA, this value was brought forward.</text:p>
      <text:p text:style-name="P71"><text:span text:style-name="T103">Refer to </text:span><text:span text:style-name="T102">SATK Macro Category - </text:span><text:span text:style-name="T38">func</text:span><text:span text:style-name="T103"> in </text:span><text:span text:style-name="T36">doc/macros/func.pdf</text:span><text:span text:style-name="T108"> </text:span><text:span text:style-name="T103">for details </text:span><text:span text:style-name="T109">of SATK functions, </text:span><text:span text:style-name="T103">usage of the function related macros </text:span><text:span text:style-name="T109">and background on ELF compatible functions</text:span><text:span text:style-name="T103">.</text:span></text:p>
      <text:p text:style-name="P56"/>
      <text:p text:style-name="P56"/>
      <text:h text:style-name="P146" text:outline-level="1"><text:bookmark-start text:name="__RefHeading___Toc41520_4213557382"/>Hardware Access<text:bookmark-end text:name="__RefHeading___Toc41520_4213557382"/></text:h>
      <text:p text:style-name="P59">SATK provides through macros a lot of supplied support for access to the hardware. <text:s/>These macros are described in multiple documents, depending upon the hardware component being addressed.</text:p>
      <text:p text:style-name="P73"><text:span text:style-name="T103">While other systems may internally utilize this information, SATK specifically makes this information readily available to the bare-metal program developer. <text:s/>All of the macros in this SATK functional content are available in the </text:span><text:span text:style-name="T33">maclib</text:span><text:span text:style-name="T103"> macro directory.</text:span></text:p>
      <text:h text:style-name="P149" text:outline-level="2"><text:bookmark-start text:name="__RefHeading___Toc41522_4213557382"/>Assigned Storage Area – <text:span text:style-name="T115">ASA</text:span><text:bookmark-end text:name="__RefHeading___Toc41522_4213557382"/></text:h>
      <text:p text:style-name="P72"><text:span text:style-name="T103">All mainframes regardless of architecture utilize an area of storage for specific hardware related functions. <text:s/>The details change with architecture, the ASA persists. <text:s/>IPLASMA allows for the loading of the ASA during IPL and ensures that the bare-metal program’s entry PSW is placed in the ASA. <text:s/>ASA content uses a macro, using ASMA Architecture Integration, to tailor the content. <text:s/>Additionally, a </text:span><text:span text:style-name="T107">target architecture sensitive </text:span><text:span text:style-name="T103">DSECT is supplied that describes the structure of </text:span><text:span text:style-name="T107">the </text:span><text:span text:style-name="T103">ASA.</text:span></text:p>
      <text:p text:style-name="P73"><text:span text:style-name="T103">Details of usage of the ASA and the first 4096-byte page are compared in </text:span><text:span text:style-name="T102">Mainframe Architecture Comparisons</text:span><text:span text:style-name="T103">, at </text:span><text:span text:style-name="T36">doc/herc/Architecture Comparisons v0.3.pdf</text:span><text:span text:style-name="T108">.</text:span></text:p>
      <text:p text:style-name="P97"><text:span text:style-name="T108">R</text:span><text:span text:style-name="T103">efer to </text:span><text:span text:style-name="T102">Stand Alone Tool Kit Common Macros</text:span><text:span text:style-name="T103"> at </text:span><text:span text:style-name="T37">doc/macros/SATK.pdf</text:span><text:span text:style-name="T110"> </text:span><text:span text:style-name="T103">for details of ASA related macro usage.</text:span></text:p>
      <text:h text:style-name="Heading_20_2" text:outline-level="2"><text:bookmark-start text:name="__RefHeading___Toc41524_4213557382"/>Input/Output <text:span text:style-name="T116">Devices</text:span><text:bookmark-end text:name="__RefHeading___Toc41524_4213557382"/></text:h>
      <text:p text:style-name="P73">Performing input or output operations with a device involve<text:span text:style-name="T117">s some memory based structures. <text:s/>Over time the number of structures increased as did the complexity. <text:s/>The construction of these structures in the assembly and various DSECT definitions of their formats are supplied by SATK.</text:span></text:p>
      <text:p text:style-name="P95">These macros are helpful when constructing a bare-metal program’s device access capabilities.</text:p>
      <text:p text:style-name="P96">Refer to <text:span text:style-name="T11">SATK Macro Category – io</text:span> at <text:span text:style-name="T39">doc/macros/io.pdf</text:span><text:span text:style-name="T101"> </text:span><text:span text:style-name="T99">for details on macro usage.</text:span></text:p>
      <text:p text:style-name="P62"/>
      <text:p text:style-name="P56"/>
      <text:p text:style-name="P56"/>
      <text:h text:style-name="P146" text:outline-level="1"><text:bookmark-start text:name="__RefHeading___Toc17684_2391189060"/>Synchronous I/O<text:bookmark-end text:name="__RefHeading___Toc17684_2391189060"/></text:h>
      <text:p text:style-name="P60">Unlike mainframe operating systems performing input/output operations on multiple devices both concurrently and simultaneously, bare-metal programs frequently operate more like an application performing input/output operations with one device at a time. <text:s/>The SATK macros supporting synchronous I/O are independent of the input/output architecture in use by the system, allowing a single implementation to be used in different architectures.</text:p>
      <text:p text:style-name="P60">These macros support:</text:p>
      <text:list xml:id="list172024466" text:style-name="L17">
        <text:list-item>
          <text:p text:style-name="P183">I/O subsystem initialization,</text:p>
        </text:list-item>
        <text:list-item>
          <text:p text:style-name="P183">Enabling of devices,</text:p>
        </text:list-item>
        <text:list-item>
          <text:p text:style-name="P183">Initiating I/O to a device,</text:p>
        </text:list-item>
        <text:list-item>
          <text:p text:style-name="P183">Waiting for its completion,</text:p>
        </text:list-item>
        <text:list-item>
          <text:p text:style-name="P183">Calculating the number of transferred bytes, and</text:p>
        </text:list-item>
        <text:list-item>
          <text:p text:style-name="P183">Detecting an error.</text:p>
        </text:list-item>
      </text:list>
      <text:p text:style-name="P60">Information related to the device and I/O operations progress is maintained in a structure that is both created and defined by the synchronous I/O macros. <text:s/>This structure is required when using synchronous I/O.</text:p>
      <text:p text:style-name="P61">The synchronous I/O content allows a bare-metal developer to implement a reusable routine for I/O operations with a specific device or device operation in multiple bare-metal contexts.</text:p>
      <text:p text:style-name="P61">Refer to <text:span text:style-name="T11">SATK Macro Category – sync</text:span> at <text:span text:style-name="T31">doc/macros/sync.pdf</text:span><text:span text:style-name="T73"> </text:span>for details on macro usage.</text:p>
      <text:p text:style-name="P56"/>
      <text:p text:style-name="P56"/>
      <text:h text:style-name="P146" text:outline-level="1"><text:bookmark-start text:name="__RefHeading___Toc2066_1972104700"/>Specific Tools<text:bookmark-end text:name="__RefHeading___Toc2066_1972104700"/></text:h>
      <text:p text:style-name="P105">Tools used for specific narrow purposes do not have their own documentation. <text:s/>They rely upon the tool’s command line <text:span text:style-name="T24">--help</text:span> argument to describe how to invoke the tool.</text:p>
      <text:p text:style-name="P105">They following table describes in general terms the specific tools provided by ASMA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4">Tool</text:p>
            </table:table-cell>
            <table:table-cell table:style-name="Table6.B1" office:value-type="string">
              <text:p text:style-name="P104">Description</text:p>
            </table:table-cell>
          </table:table-row>
        </table:table-header-rows>
        <table:table-row>
          <table:table-cell table:style-name="Table6.A2" office:value-type="string">
            <text:p text:style-name="P164">tools/stfle.py</text:p>
          </table:table-cell>
          <table:table-cell table:style-name="Table6.B2" office:value-type="string">
            <text:p text:style-name="P167">Analyzes facility list content, displays descriptions of specific facility indicator assignments, and searches facility descriptions for facilities containing strings.</text:p>
          </table:table-cell>
        </table:table-row>
        <table:table-row>
          <table:table-cell table:style-name="Table6.A2" office:value-type="string">
            <text:p text:style-name="P138">tools/fp.py</text:p>
          </table:table-cell>
          <table:table-cell table:style-name="Table6.B2" office:value-type="string">
            <text:p text:style-name="P103">Decimal floating point character to interchange format conversions.</text:p>
          </table:table-cell>
        </table:table-row>
      </table:table>
      <text:p text:style-name="P105"/>
      <text:p text:style-name="P69"/>
      <text:p text:style-name="P56"/>
      <text:p text:style-name="P56"/>
      <text:h text:style-name="P146" text:outline-level="1"><text:bookmark-start text:name="__RefHeading___Toc51527_2391189060"/>SDL Hercules<text:bookmark-end text:name="__RefHeading___Toc51527_2391189060"/></text:h>
      <text:p text:style-name="P63">Mainframe platform options are limited, particularly outside of the professional developer arena. <text:s/>The SDL Hercules emulator is the most common. <text:s/>Emulated mainframe device content, previously mentioned, are designed to operate with SDL Hercules. <text:s/>IPLASMA is designed specifically for use with SDL Hercules, although other platforms can accept <text:span text:style-name="T118">some </text:span>device content created by IPLASMA.</text:p>
      <text:p text:style-name="P64">Undocumented capabilities of Hercules are described in Undocumented Hercules, at <text:span text:style-name="T32">doc/herc/Undocumented.pdf</text:span><text:span text:style-name="T127">. <text:s/></text:span><text:span text:style-name="T128">One such capability is the DIAGNOSE X’008’ instruction executing a Hercules command. <text:s/>Its use is integral to the macro </text:span><text:span text:style-name="T41">HRCCMD.mac</text:span><text:span text:style-name="T128"> in the </text:span><text:span text:style-name="T41">maclib</text:span><text:span text:style-name="T128"> directory.</text:span></text:p>
      <text:p text:style-name="P65"><text:span text:style-name="T128">Due to the simplicity of use, SATK has standardized on the use of emulated Fixed Block Architecture (FBA) Direct Access Storage Device</text:span><text:span text:style-name="T129">s</text:span><text:span text:style-name="T128"> (DASD) rather than Count-Key-Data (CKD) DASD. <text:s/></text:span><text:span text:style-name="T129">As part of the suite of emulated devices, </text:span><text:span text:style-name="T120">two</text:span><text:span text:style-name="T129"> documents are placed in the </text:span><text:span text:style-name="T42">doc/herc</text:span><text:span text:style-name="T129"> directory:</text:span></text:p>
      <text:list xml:id="list2970181219" text:style-name="L18">
        <text:list-item>
          <text:p text:style-name="P184"><text:span text:style-name="T11">Hercules Fixed Block Architecture Emulation Reference Manual</text:span>, at <text:span text:style-name="T31">d</text:span><text:span text:style-name="T32">oc/herc/FBA Manual.pdf</text:span><text:span text:style-name="T127">; </text:span>and</text:p>
        </text:list-item>
        <text:list-item>
          <text:p text:style-name="P184"><text:span text:style-name="T11">Fixed-Block Architecture Structures</text:span>, at <text:span text:style-name="T32">doc/herc/FBA_DASD_Structures.</text:span><text:span text:style-name="T24">pdf</text:span>.</text:p>
        </text:list-item>
      </text:list>
      <text:p text:style-name="P66">These describe how to use FBA DASD on Hercules and the structures SATK <text:span text:style-name="T120">expect</text:span><text:span text:style-name="T121">s</text:span><text:span text:style-name="T120"> to find</text:span> on an FBA DASD <text:span text:style-name="T120">volume</text:span>.</text:p>
      <text:p text:style-name="P66"/>
      <text:p text:style-name="P66"/>
      <text:h text:style-name="P146" text:outline-level="1"><text:bookmark-start text:name="__RefHeading___Toc51797_2391189060"/>Samples<text:bookmark-end text:name="__RefHeading___Toc51797_2391189060"/></text:h>
      <text:p text:style-name="P67">Samples illustrating the use of various content areas are provided in the samples directory. <text:s/><text:span text:style-name="T122">Only the content in</text:span></text:p>
      <text:list xml:id="list47504121" text:style-name="L19">
        <text:list-item>
          <text:p text:style-name="P185"><text:span text:style-name="T24">samples/asma</text:span>, and</text:p>
        </text:list-item>
        <text:list-item>
          <text:p text:style-name="P190">samples/guide</text:p>
        </text:list-item>
      </text:list>
      <text:p text:style-name="P68">contain examples oriented towards asma.</text:p>
      <text:p text:style-name="P68">Other content within the <text:span text:style-name="T24">samples</text:span> directory relate to deprecated use of the GNU assembler and other related tools.</text:p>
      <text:h text:style-name="P150" text:outline-level="2"><text:bookmark-start text:name="__RefHeading___Toc51799_2391189060"/>sample<text:span text:style-name="T122">s</text:span>/asma<text:bookmark-end text:name="__RefHeading___Toc51799_2391189060"/></text:h>
      <text:p text:style-name="P137">samples/asma<text:span text:style-name="T2"> contains some source examples that can be assembled using ASMA. <text:s/>They are intended to show some of ASMA’s facilities. <text:s/></text:span><text:span text:style-name="T123">sos.asm</text:span><text:span text:style-name="T6"> is the source code of the Madnick Sample Operating System.</text:span></text:p>
      <text:h text:style-name="P150" text:outline-level="2"><text:bookmark-start text:name="__RefHeading___Toc65636_2391189060"/>samples/guide<text:bookmark-end text:name="__RefHeading___Toc65636_2391189060"/></text:h>
      <text:p text:style-name="P93">Each<text:span text:style-name="T56"> “Program </text:span><text:span text:style-name="T58">X</text:span><text:span text:style-name="T56">” chapter </text:span>within the <text:span text:style-name="T11">SATK User Guide</text:span> at <text:span text:style-name="T24">doc/Guide.pdf</text:span> provides a description of the corresponding directory <text:span text:style-name="T24">samples/guide/pgm</text:span><text:span text:style-name="T43">x</text:span>. <text:s/><text:span text:style-name="T133">The </text:span>bare-metal program<text:span text:style-name="T133">s</text:span> <text:span text:style-name="T133">are</text:span> increasingly complex and <text:span text:style-name="T133">the guide </text:span>provide<text:span text:style-name="T133">s</text:span> additional detailed descriptions of build<text:span text:style-name="T133">ing</text:span>,<text:span text:style-name="T130"> </text:span>creat<text:span text:style-name="T133">ing</text:span> IPL media if required, <text:span text:style-name="T133">and execution of the samples</text:span>. <text:s/>All samples are designed for use with SDL Hercules.</text:p>
      <text:p text:style-name="P106">Each program <text:span text:style-name="T133">directory</text:span> contains a complete implementation of the bare-metal program. <text:s/>This includes:</text:p>
      <text:list xml:id="list868471865" text:style-name="L20">
        <text:list-item>
          <text:p text:style-name="P186">assembler source, and</text:p>
        </text:list-item>
        <text:list-item>
          <text:p text:style-name="P186">scripts for assembling, IPL media creation when used, and execution.</text:p>
        </text:list-item>
      </text:list>
      <text:p text:style-name="P106">Scripts are intended to <text:span text:style-name="T139">be </text:span>modified for the user’s platform and file system structure.</text:p>
      <text:p text:style-name="P93">This table describes <text:span text:style-name="T132">in general terms </text:span>each of the program <text:span text:style-name="T132">directory’s content</text:span> <text:span text:style-name="T131">documented</text:span> by the <text:span text:style-name="T11">SATK User Guide</text:span>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92">Directory</text:p>
            </table:table-cell>
            <table:table-cell table:style-name="Table4.B1" office:value-type="string">
              <text:p text:style-name="P92">Content Description</text:p>
            </table:table-cell>
          </table:table-row>
        </table:table-header-rows>
        <table:table-row>
          <table:table-cell table:style-name="Table4.A2" office:value-type="string">
            <text:p text:style-name="P90">pgm1</text:p>
          </table:table-cell>
          <table:table-cell table:style-name="Table4.B2" office:value-type="string">
            <text:p text:style-name="P91">Build and execute a “Hello World” program from a List-Directed IPL Directory.</text:p>
          </table:table-cell>
        </table:table-row>
        <table:table-row>
          <table:table-cell table:style-name="Table4.A2" office:value-type="string">
            <text:p text:style-name="P90">pgm2</text:p>
          </table:table-cell>
          <table:table-cell table:style-name="Table4.B2" office:value-type="string">
            <text:p text:style-name="P91">Build and execute a “Hello World” program from a FBA DASD IPL device.</text:p>
          </table:table-cell>
        </table:table-row>
        <table:table-row>
          <table:table-cell table:style-name="Table4.A2" office:value-type="string">
            <text:p text:style-name="P90">pgm3</text:p>
          </table:table-cell>
          <table:table-cell table:style-name="Table4.B2" office:value-type="string">
            <text:p text:style-name="P91">Build and execute a “Hello World” program using console device I/O.</text:p>
          </table:table-cell>
        </table:table-row>
        <text:soft-page-break/>
        <table:table-row>
          <table:table-cell table:style-name="Table4.A2" office:value-type="string">
            <text:p text:style-name="P90">pgm4</text:p>
          </table:table-cell>
          <table:table-cell table:style-name="Table4.B2" office:value-type="string">
            <text:p text:style-name="P91">Build, boot from a FBA DASD device, and execute a “Hello World” program.</text:p>
          </table:table-cell>
        </table:table-row>
        <table:table-row>
          <table:table-cell table:style-name="Table4.A2" office:value-type="string">
            <text:p text:style-name="P90">pgm5</text:p>
          </table:table-cell>
          <table:table-cell table:style-name="Table4.B2" office:value-type="string">
            <text:p text:style-name="P94">Build and execute a Hello World program using Boot Loader Services.</text:p>
          </table:table-cell>
        </table:table-row>
      </table:table>
      <text:p text:style-name="P16"/>
      <text:p text:style-name="P98">Programs 1-4 are incremental increases in complexity of fundamentally similar functionality.</text:p>
      <text:p text:style-name="P98">Program 5 (<text:span text:style-name="T24">pgm5</text:span>) is a complex sample. <text:s/>It creates a boot loader that can load the booted program and provide various services used by itself and the booted program. <text:s/>The macro library <text:span text:style-name="T24">lodrmac</text:span> contains macros for creation of the boot loader with its resident services. <text:s/>In addition, Program 5 has its own documentation: <text:span text:style-name="T11">BLS – Boot Loader Services</text:span>, at <text:span text:style-name="T24">doc/BLS.pdf</text:span>. <text:s/>This additional documentation describes how services are added and used, and the role of boot loader specific macros to services. <text:s/>In addition, Program 5 provides examples of using Boot Loader Services in four different target architectures. <text:s/>A legacy routine calling system is provided by the macros.</text:p>
      <text:p text:style-name="P98">Program 5 is a deep dive into bare-metal programming. <text:s/><text:span text:style-name="T124">It also explores the idea of providing more than simple loading of a program by a boot loader.</text:span></text:p>
      <text:p text:style-name="P98"/>
      <text:p text:style-name="P98"/>
      <text:h text:style-name="P146" text:outline-level="1"><text:bookmark-start text:name="__RefHeading___Toc142163_2391189060"/>Bibliography<text:bookmark-end text:name="__RefHeading___Toc142163_2391189060"/></text:h>
      <text:p text:style-name="P99">The following table provides a list of SATK supplied documentation and where it can be found in the SATK repository.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89">Document Title</text:p>
            </table:table-cell>
            <table:table-cell table:style-name="Table5.B1" office:value-type="string">
              <text:p text:style-name="P89"><text:span text:style-name="T126">SATK Directory </text:span>Location</text:p>
            </table:table-cell>
          </table:table-row>
        </table:table-header-rows>
        <table:table-row>
          <table:table-cell table:style-name="Table5.A2" office:value-type="string">
            <text:p text:style-name="P74">ASMA – A Small Mainframe Assembler</text:p>
          </table:table-cell>
          <table:table-cell table:style-name="Table5.B2" office:value-type="string">
            <text:p text:style-name="P122">doc/asma/ASMA.pdf</text:p>
          </table:table-cell>
        </table:table-row>
        <table:table-row>
          <table:table-cell table:style-name="Table5.A2" office:value-type="string">
            <text:p text:style-name="P75">ASMA Instruction Status</text:p>
          </table:table-cell>
          <table:table-cell table:style-name="Table5.B2" office:value-type="string">
            <text:p text:style-name="P123">doc/asma/Instruction_Status.pdf</text:p>
          </table:table-cell>
        </table:table-row>
        <table:table-row>
          <table:table-cell table:style-name="Table5.A2" office:value-type="string">
            <text:p text:style-name="P76">BLS – Boot Loader Services</text:p>
          </table:table-cell>
          <table:table-cell table:style-name="Table5.B2" office:value-type="string">
            <text:p text:style-name="P124">doc/BLS.pdf</text:p>
          </table:table-cell>
        </table:table-row>
        <table:table-row>
          <table:table-cell table:style-name="Table5.A2" office:value-type="string">
            <text:p text:style-name="P77">Fixed-Block Architecture Structures</text:p>
          </table:table-cell>
          <table:table-cell table:style-name="Table5.B2" office:value-type="string">
            <text:p text:style-name="P125">doc/herc/FBA_DASD_Structures.pdf</text:p>
          </table:table-cell>
        </table:table-row>
        <table:table-row>
          <table:table-cell table:style-name="Table5.A2" office:value-type="string">
            <text:p text:style-name="P78">Hercules Fixed Block Architecture Emulation Reference Manual</text:p>
          </table:table-cell>
          <table:table-cell table:style-name="Table5.B6" office:value-type="string">
            <text:p text:style-name="P126">doc/herc/FBA Manual.pdf</text:p>
          </table:table-cell>
        </table:table-row>
        <table:table-row>
          <table:table-cell table:style-name="Table5.A2" office:value-type="string">
            <text:p text:style-name="P79">Initial Program Load with ASMA</text:p>
          </table:table-cell>
          <table:table-cell table:style-name="Table5.B2" office:value-type="string">
            <text:p text:style-name="P127">doc/asma/IPLASMA.pdf</text:p>
          </table:table-cell>
        </table:table-row>
        <table:table-row>
          <table:table-cell table:style-name="Table5.A2" office:value-type="string">
            <text:p text:style-name="P74">Machine Specification Language</text:p>
          </table:table-cell>
          <table:table-cell table:style-name="Table5.B2" office:value-type="string">
            <text:p text:style-name="P122">doc/asma/MSL.pdf</text:p>
          </table:table-cell>
        </table:table-row>
        <table:table-row>
          <table:table-cell table:style-name="Table5.A9" office:value-type="string">
            <text:p text:style-name="P80">Mainframe Architectural Comparisons</text:p>
          </table:table-cell>
          <table:table-cell table:style-name="Table5.B2" office:value-type="string">
            <text:p text:style-name="P128">doc/herc/Architectural Comparisons v0.3.pdf</text:p>
          </table:table-cell>
        </table:table-row>
        <table:table-row>
          <table:table-cell table:style-name="Table5.A2" office:value-type="string">
            <text:p text:style-name="P82">MSL DATABASE REPORT</text:p>
          </table:table-cell>
          <table:table-cell table:style-name="Table5.B2" office:value-type="string">
            <text:p text:style-name="P130">asma/msl/PoO.txt</text:p>
          </table:table-cell>
        </table:table-row>
        <table:table-row>
          <table:table-cell table:style-name="Table5.A2" office:value-type="string">
            <text:p text:style-name="P88">SATK General Information Manual</text:p>
          </table:table-cell>
          <table:table-cell table:style-name="Table5.B2" office:value-type="string">
            <text:p text:style-name="P136">doc/GIM.pdf</text:p>
          </table:table-cell>
        </table:table-row>
        <table:table-row>
          <table:table-cell table:style-name="Table5.A2" office:value-type="string">
            <text:p text:style-name="P80">SATK Macro Category - func</text:p>
          </table:table-cell>
          <table:table-cell table:style-name="Table5.B2" office:value-type="string">
            <text:p text:style-name="P128">doc/macros/func.<text:span text:style-name="T125">pdf</text:span></text:p>
          </table:table-cell>
        </table:table-row>
        <table:table-row>
          <table:table-cell table:style-name="Table5.A2" office:value-type="string">
            <text:p text:style-name="P81">SATK Macro Category - <text:span text:style-name="T125">io</text:span></text:p>
          </table:table-cell>
          <table:table-cell table:style-name="Table5.B2" office:value-type="string">
            <text:p text:style-name="P129">doc/macros/<text:span text:style-name="T125">io.pdf</text:span></text:p>
          </table:table-cell>
        </table:table-row>
        <table:table-row>
          <table:table-cell table:style-name="Table5.A2" office:value-type="string">
            <text:p text:style-name="P83">SATK Macro Category - sync</text:p>
          </table:table-cell>
          <table:table-cell table:style-name="Table5.B2" office:value-type="string">
            <text:p text:style-name="P131">doc/macros/sync.pdf</text:p>
          </table:table-cell>
        </table:table-row>
        <table:table-row>
          <table:table-cell table:style-name="Table5.A2" office:value-type="string">
            <text:p text:style-name="P84">SATK User Guide</text:p>
          </table:table-cell>
          <table:table-cell table:style-name="Table5.B2" office:value-type="string">
            <text:p text:style-name="P132">doc/Guide.pdf</text:p>
          </table:table-cell>
        </table:table-row>
        <table:table-row>
          <table:table-cell table:style-name="Table5.A2" office:value-type="string">
            <text:p text:style-name="P85">Stand Alone Took Kit Common Macros</text:p>
          </table:table-cell>
          <table:table-cell table:style-name="Table5.B2" office:value-type="string">
            <text:p text:style-name="P133">doc/SATK.pdf</text:p>
          </table:table-cell>
        </table:table-row>
        <table:table-row>
          <table:table-cell table:style-name="Table5.A2" office:value-type="string">
            <text:p text:style-name="P82">Stand-Alone Tool Kit – Configuration System Manual</text:p>
          </table:table-cell>
          <table:table-cell table:style-name="Table5.B6" office:value-type="string">
            <text:p text:style-name="P130">doc/Configuration.pdf</text:p>
          </table:table-cell>
        </table:table-row>
        <table:table-row>
          <table:table-cell table:style-name="Table5.A2" office:value-type="string">
            <text:p text:style-name="P86">Undocumented Hercules</text:p>
          </table:table-cell>
          <table:table-cell table:style-name="Table5.B2" office:value-type="string">
            <text:p text:style-name="P134">doc/herc/Undocumented.pdf</text:p>
          </table:table-cell>
        </table:table-row>
        <table:table-row>
          <table:table-cell table:style-name="Table5.A2" office:value-type="string">
            <text:p text:style-name="P87">XCARD eXtended LOADER</text:p>
          </table:table-cell>
          <table:table-cell table:style-name="Table5.B2" office:value-type="string">
            <text:p text:style-name="P135">doc/XCARD.pdf</text:p>
          </table:table-cell>
        </table:table-row>
      </table:table>
      <text:p text:style-name="P99"/>
      <text:p text:style-name="P98"/>
      <text:p text:style-name="P98"/>
      <text:h text:style-name="P148" text:outline-level="1"><text:bookmark-start text:name="__RefHeading___Toc448_1867780957"/><text:span text:style-name="T70">Appendix A – </text:span>SATK Functional <text:span text:style-name="T70">Content</text:span><text:bookmark-end text:name="__RefHeading___Toc448_1867780957"/></text:h>
      <text:p text:style-name="P17">SATK treats a collection of content delivery falling within a <text:span text:style-name="T70">subject area</text:span> as a “functional area.” <text:s/>A functional area <text:span text:style-name="T64">always contains documentation. <text:s/>It </text:span>may <text:span text:style-name="T64">additionally </text:span>contain one or more developer tools, <text:span text:style-name="T64">and/or </text:span>one or more assembler <text:span text:style-name="T68">macros or entire </text:span>macro libraries.</text:p>
      <text:p text:style-name="P17"><text:span text:style-name="T63">These portions of a functional area are delivered using the following </text:span><text:span text:style-name="T68">repository </text:span><text:span text:style-name="T63">content:</text:span> </text:p>
      <text:list xml:id="list1190267654" text:style-name="L21">
        <text:list-item>
          <text:p text:style-name="P187">Documentation is delivered as a PDF format file <text:span text:style-name="T65">(file extension </text:span><text:span text:style-name="T28">.pdf</text:span><text:span text:style-name="T65">)</text:span> with<text:span text:style-name="T63">in</text:span> <text:span text:style-name="T63">the </text:span>SATK <text:span text:style-name="T24">doc</text:span> directory, or <text:span text:style-name="T65">a </text:span><text:span text:style-name="T63">subdirectory. <text:s/>The PDF file is accompanied by a LibreOffice </text:span><text:span text:style-name="T65">W</text:span><text:span text:style-name="T63">riter document with the same name </text:span><text:span text:style-name="T65">except the file extension is </text:span><text:span text:style-name="T28">.odt</text:span><text:span text:style-name="T63">. <text:s/></text:span><text:span text:style-name="T65">The LibreOffice document is used for documentation creation and modifications prior to being exported as the PDF file.</text:span></text:p>
        </text:list-item>
        <text:list-item>
          <text:p text:style-name="P188">Developer tools are delivered as <text:span text:style-name="T15">Python</text:span> modules in the SATK <text:span text:style-name="T24">tools</text:span> directory. <text:s/><text:span text:style-name="T63">All </text:span><text:span text:style-name="T16">Python</text:span><text:span text:style-name="T63"> modules end with a </text:span><text:span text:style-name="T27">.py</text:span><text:span text:style-name="T63"> file extension. <text:s/></text:span><text:span text:style-name="T74">Some reusable bare-metal programs are available in their own directory.</text:span></text:p>
          <text:p text:style-name="P189">Only <text:span text:style-name="T15">Python</text:span> modules in the <text:span text:style-name="T24">tools</text:span> directory <text:span text:style-name="T74">referenced below </text:span>are intended for public use. <text:s/>All <text:span text:style-name="T74">other </text:span><text:span text:style-name="T15">Python</text:span> modules are considered internal for SATK use only.</text:p>
        </text:list-item>
        <text:list-item>
          <text:p text:style-name="P188">A macro library is delivered by SATK as a directory containing text files defining the macro<text:span text:style-name="T72">s</text:span> and <text:span text:style-name="T63">each file’s </text:span>name matching the macro <text:span text:style-name="T63">assembler name with a </text:span><text:span text:style-name="T27">.mac</text:span><text:span text:style-name="T63"> </text:span><text:span text:style-name="T66">file </text:span><text:span text:style-name="T63">extension</text:span>. <text:s/><text:span text:style-name="T68">Macros simplify a developer’s efforts </text:span><text:span text:style-name="T69">in</text:span><text:span text:style-name="T68"> creating </text:span><text:span text:style-name="T69">a</text:span><text:span text:style-name="T68"> bare-metal program.</text:span></text:p>
        </text:list-item>
      </text:list>
      <text:p text:style-name="P45"/>
      <text:p text:style-name="P45">This table documents the content, as delivered, <text:span text:style-name="T78">by</text:span> each functional area. “- -” <text:span text:style-name="T71">means not part of the functional </text:span><text:span text:style-name="T78">content</text:span><text:span text:style-name="T7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3">Functional <text:span text:style-name="T90">Content</text:span></text:p>
            </table:table-cell>
            <table:table-cell table:style-name="Table1.A1" office:value-type="string">
              <text:p text:style-name="P23">Documentation</text:p>
            </table:table-cell>
            <table:table-cell table:style-name="Table1.A1" office:value-type="string">
              <text:p text:style-name="P23">Tools</text:p>
            </table:table-cell>
            <table:table-cell table:style-name="Table1.D1" office:value-type="string">
              <text:p text:style-name="P23">Macro Libraries</text:p>
            </table:table-cell>
          </table:table-row>
        </table:table-header-rows>
        <table:table-row>
          <table:table-cell table:style-name="Table1.A2" office:value-type="string">
            <text:p text:style-name="P20">ASMA – <text:span text:style-name="T77">A</text:span>ssembler</text:p>
          </table:table-cell>
          <table:table-cell table:style-name="Table1.A2" office:value-type="string">
            <text:list xml:id="list1954087156" text:style-name="L1">
              <text:list-item>
                <text:p text:style-name="P151">asma/MSL/PoO.txt</text:p>
              </text:list-item>
              <text:list-item>
                <text:p text:style-name="P153">doc/asma/ASMA.pdf</text:p>
              </text:list-item>
              <text:list-item>
                <text:p text:style-name="P151">do<text:span text:style-name="T73">c</text:span>/asma/Instruction_Status.pdf</text:p>
              </text:list-item>
              <text:list-item>
                <text:p text:style-name="P151">doc/asma/MSL.pdf</text:p>
              </text:list-item>
              <text:list-item>
                <text:p text:style-name="P155">doc/Configuration.pdf</text:p>
              </text:list-item>
            </text:list>
          </table:table-cell>
          <table:table-cell table:style-name="Table1.A2" office:value-type="string">
            <text:p text:style-name="P109">tools/asma.py</text:p>
            <text:p text:style-name="P116">tools/codepage.py</text:p>
            <text:p text:style-name="P117">tools/mslrpt.py</text:p>
          </table:table-cell>
          <table:table-cell table:style-name="Table1.D2" office:value-type="string">
            <text:p text:style-name="P115">maclib</text:p>
          </table:table-cell>
        </table:table-row>
        <table:table-row>
          <table:table-cell table:style-name="Table1.A2" office:value-type="string">
            <text:p text:style-name="P22">Extended Card Loader</text:p>
          </table:table-cell>
          <table:table-cell table:style-name="Table1.A2" office:value-type="string">
            <text:list xml:id="list2421143906" text:style-name="L2">
              <text:list-item>
                <text:p text:style-name="P158">doc/XCARD.pdf</text:p>
              </text:list-item>
            </text:list>
          </table:table-cell>
          <table:table-cell table:style-name="Table1.C3" office:value-type="string">
            <text:p text:style-name="P110">tools/deck.py</text:p>
            <text:p text:style-name="P110">xcard</text:p>
          </table:table-cell>
          <table:table-cell table:style-name="Table1.D2" office:value-type="string">
            <text:p text:style-name="P21">- -</text:p>
          </table:table-cell>
        </table:table-row>
        <table:table-row>
          <table:table-cell table:style-name="Table1.A4" office:value-type="string">
            <text:p text:style-name="P24">Function Calls</text:p>
          </table:table-cell>
          <table:table-cell table:style-name="Table1.B4" office:value-type="string">
            <text:list xml:id="list1747454337" text:style-name="L3">
              <text:list-item>
                <text:p text:style-name="P156">doc/macros/func.pdf</text:p>
              </text:list-item>
            </text:list>
          </table:table-cell>
          <table:table-cell table:style-name="Table1.C4" office:value-type="string">
            <text:p text:style-name="P21">- -</text:p>
          </table:table-cell>
          <table:table-cell table:style-name="Table1.D4" office:value-type="string">
            <text:p text:style-name="P112">maclib</text:p>
          </table:table-cell>
        </table:table-row>
        <table:table-row>
          <table:table-cell table:style-name="Table1.A2" office:value-type="string">
            <text:p text:style-name="P20">Hardware Access</text:p>
          </table:table-cell>
          <table:table-cell table:style-name="Table1.B5" office:value-type="string">
            <text:list xml:id="list2586375320" text:style-name="L4">
              <text:list-item>
                <text:p text:style-name="P157">doc/herc/Architecture Comparisons v0.3.pdf</text:p>
              </text:list-item>
              <text:list-item>
                <text:p text:style-name="P160">doc/macros/io.pdf</text:p>
              </text:list-item>
              <text:list-item>
                <text:p text:style-name="P152">doc/macros/SATK.pdf</text:p>
              </text:list-item>
            </text:list>
          </table:table-cell>
          <table:table-cell table:style-name="Table1.A2" office:value-type="string">
            <text:p text:style-name="P21">- -</text:p>
          </table:table-cell>
          <table:table-cell table:style-name="Table1.D2" office:value-type="string">
            <text:p text:style-name="P111">maclib</text:p>
          </table:table-cell>
        </table:table-row>
        <table:table-row>
          <table:table-cell table:style-name="Table1.A6" office:value-type="string">
            <text:p text:style-name="P20">IPLASMA – IPL media</text:p>
          </table:table-cell>
          <table:table-cell table:style-name="Table1.A2" office:value-type="string">
            <text:list xml:id="list795251218" text:style-name="L5">
              <text:list-item>
                <text:p text:style-name="P154">doc/asma/IPLASMA.pdf</text:p>
              </text:list-item>
            </text:list>
          </table:table-cell>
          <table:table-cell table:style-name="Table1.C6" office:value-type="string">
            <text:p text:style-name="P109">tools/iplasma.py</text:p>
          </table:table-cell>
          <table:table-cell table:style-name="Table1.D2" office:value-type="string">
            <text:p text:style-name="P21">- -</text:p>
          </table:table-cell>
        </table:table-row>
        <table:table-row>
          <table:table-cell table:style-name="Table1.A2" office:value-type="string">
            <text:p text:style-name="P25">Samples</text:p>
          </table:table-cell>
          <table:table-cell table:style-name="Table1.A2" office:value-type="string">
            <text:list xml:id="list302855390" text:style-name="L6">
              <text:list-item>
                <text:p text:style-name="P165"><text:span text:style-name="T44">doc/</text:span><text:span text:style-name="T45">BLS</text:span><text:span text:style-name="T44">.pdf</text:span></text:p>
              </text:list-item>
            </text:list>
            <text:list xml:id="list1434091720" text:style-name="L7">
              <text:list-item>
                <text:p text:style-name="P161">do<text:span text:style-name="T135">c</text:span>/Guide.pdf</text:p>
              </text:list-item>
            </text:list>
          </table:table-cell>
          <table:table-cell table:style-name="Table1.A2" office:value-type="string">
            <text:p text:style-name="P118">samples/asma</text:p>
            <text:p text:style-name="P118">samples/guide</text:p>
          </table:table-cell>
          <table:table-cell table:style-name="Table1.D2" office:value-type="string">
            <text:p text:style-name="P26">lodrmac</text:p>
          </table:table-cell>
        </table:table-row>
        <text:soft-page-break/>
        <table:table-row>
          <table:table-cell table:style-name="Table1.A2" office:value-type="string">
            <text:p text:style-name="P22">SDL Hercules</text:p>
          </table:table-cell>
          <table:table-cell table:style-name="Table1.B8" office:value-type="string">
            <text:list xml:id="list72523704359361" text:continue-numbering="true" text:style-name="L7">
              <text:list-item>
                <text:p text:style-name="P166"><text:span text:style-name="T31">d</text:span><text:span text:style-name="T32">oc/herc/FBA Manual.pdf</text:span></text:p>
              </text:list-item>
            </text:list>
            <text:list xml:id="list2221803364" text:style-name="L8">
              <text:list-item>
                <text:p text:style-name="P162">doc/herc/FBA_DASD_Structures.pdf</text:p>
              </text:list-item>
              <text:list-item>
                <text:p text:style-name="P162">doc/herc/Undocumented.pdf</text:p>
              </text:list-item>
            </text:list>
          </table:table-cell>
          <table:table-cell table:style-name="Table1.A2" office:value-type="string">
            <text:p text:style-name="P21">- -</text:p>
          </table:table-cell>
          <table:table-cell table:style-name="Table1.D2" office:value-type="string">
            <text:p text:style-name="P113">maclib</text:p>
          </table:table-cell>
        </table:table-row>
        <table:table-row>
          <table:table-cell table:style-name="Table1.A2" office:value-type="string">
            <text:p text:style-name="P27">Specific Tools</text:p>
          </table:table-cell>
          <table:table-cell table:style-name="Table1.A2" office:value-type="string">
            <text:list xml:id="list72523653686707" text:continue-list="list72523704359361" text:style-name="L7">
              <text:list-item>
                <text:p text:style-name="P163">doc/GIM.pdf</text:p>
              </text:list-item>
            </text:list>
          </table:table-cell>
          <table:table-cell table:style-name="Table1.A2" office:value-type="string">
            <text:p text:style-name="P119">tools/fp.py</text:p>
          </table:table-cell>
          <table:table-cell table:style-name="Table1.D2" office:value-type="string">
            <text:p text:style-name="P114">--</text:p>
          </table:table-cell>
        </table:table-row>
        <table:table-row>
          <table:table-cell table:style-name="Table1.A10" office:value-type="string">
            <text:p text:style-name="P22">Synchronous I/O</text:p>
          </table:table-cell>
          <table:table-cell table:style-name="Table1.B10" office:value-type="string">
            <text:list xml:id="list3271158621" text:style-name="L9">
              <text:list-item>
                <text:p text:style-name="P159">doc/macros/sync.pdf</text:p>
              </text:list-item>
            </text:list>
          </table:table-cell>
          <table:table-cell table:style-name="Table1.C10" office:value-type="string">
            <text:p text:style-name="P21">- -</text:p>
          </table:table-cell>
          <table:table-cell table:style-name="Table1.D10" office:value-type="string">
            <text:p text:style-name="P110">maclib</text:p>
          </table:table-cell>
        </table:table-row>
      </table:table>
      <text:p text:style-name="P44"/>
      <text:h text:style-name="P146" text:outline-level="1" text:is-list-header="true"><text:bookmark-start text:name="__RefHeading___Toc1253_1996687192"/>Appendix B – Historical or Deprecated Content<text:bookmark-end text:name="__RefHeading___Toc1253_1996687192"/></text:h>
      <text:p text:style-name="P32">SATK originally used the <text:span text:style-name="T29">binutils</text:span><text:span text:style-name="T76"> </text:span>GNU assembler <text:span text:style-name="T77">and linkage editor. <text:s/></text:span><text:span text:style-name="T140">SATK usage of </text:span><text:span text:style-name="T46">binutils</text:span><text:span text:style-name="T140"> is</text:span> <text:span text:style-name="T76">now deprecated</text:span>. <text:s/>Directories remain primarily for historical purposes. <text:s/>The following table identifies the historical content with a brief description. <text:s/>These directories may usually be ignored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1">Directory</text:p>
            </table:table-cell>
            <table:table-cell table:style-name="Table2.B1" office:value-type="string">
              <text:p text:style-name="P31">Description</text:p>
            </table:table-cell>
          </table:table-row>
        </table:table-header-rows>
        <table:table-row>
          <table:table-cell table:style-name="Table2.A2" office:value-type="string">
            <text:p text:style-name="P120">doc/iplelf</text:p>
          </table:table-cell>
          <table:table-cell table:style-name="Table2.B2" office:value-type="string">
            <text:p text:style-name="P29">SATK use of the ELF file format</text:p>
          </table:table-cell>
        </table:table-row>
        <table:table-row>
          <table:table-cell table:style-name="Table2.A2" office:value-type="string">
            <text:p text:style-name="P120">lib</text:p>
          </table:table-cell>
          <table:table-cell table:style-name="Table2.B2" office:value-type="string">
            <text:p text:style-name="P29">GNU linkage editor scripts</text:p>
          </table:table-cell>
        </table:table-row>
        <table:table-row>
          <table:table-cell table:style-name="Table2.A2" office:value-type="string">
            <text:p text:style-name="P120">src</text:p>
          </table:table-cell>
          <table:table-cell table:style-name="Table2.B2" office:value-type="string">
            <text:p text:style-name="P29">GNU assembler source files</text:p>
          </table:table-cell>
        </table:table-row>
        <table:table-row>
          <table:table-cell table:style-name="Table2.A2" office:value-type="string">
            <text:p text:style-name="P120">tools/medfun</text:p>
          </table:table-cell>
          <table:table-cell table:style-name="Table2.B2" office:value-type="string">
            <text:p text:style-name="P29">Script to build a GNU as bare-metal program</text:p>
          </table:table-cell>
        </table:table-row>
        <table:table-row>
          <table:table-cell table:style-name="Table2.A2" office:value-type="string">
            <text:p text:style-name="P120">tools/satkfun</text:p>
          </table:table-cell>
          <table:table-cell table:style-name="Table2.B2" office:value-type="string">
            <text:p text:style-name="P29">Sourced script for use of GNU as</text:p>
          </table:table-cell>
        </table:table-row>
        <table:table-row>
          <table:table-cell table:style-name="Table2.A2" office:value-type="string">
            <text:p text:style-name="P120">tools/xbuild</text:p>
          </table:table-cell>
          <table:table-cell table:style-name="Table2.B2" office:value-type="string">
            <text:p text:style-name="P29">Scripts for building cross platform GNU mainframe tools</text:p>
          </table:table-cell>
        </table:table-row>
        <table:table-row>
          <table:table-cell table:style-name="Table2.A2" office:value-type="string">
            <text:p text:style-name="P120">tools/xtest</text:p>
          </table:table-cell>
          <table:table-cell table:style-name="Table2.B2" office:value-type="string">
            <text:p text:style-name="P29">Tests built cross platform GNU tools</text:p>
          </table:table-cell>
        </table:table-row>
        <table:table-row>
          <table:table-cell table:style-name="Table2.A2" office:value-type="string">
            <text:p text:style-name="P121">tools/xtoolfun</text:p>
          </table:table-cell>
          <table:table-cell table:style-name="Table2.B2" office:value-type="string">
            <text:p text:style-name="P30">Sourced script for using GNU tools</text:p>
          </table:table-cell>
        </table:table-row>
        <table:table-row>
          <table:table-cell table:style-name="Table2.A2" office:value-type="string">
            <text:p text:style-name="P121">tools/xverify</text:p>
          </table:table-cell>
          <table:table-cell table:style-name="Table2.B2" office:value-type="string">
            <text:p text:style-name="P30">Ver<text:span text:style-name="T77">i</text:span>fies tools built by <text:span text:style-name="T24">xbuild</text:span>.</text:p>
          </table:table-cell>
        </table:table-row>
      </table:table>
      <text:p text:style-name="P32"/>
      <text:p text:style-name="P32"/>
      <text:p text:style-name="P17"/>
      <text:p text:style-name="P15"/>
      <text:p text:style-name="P15"/>
      <text:p text:style-name="P15"/>
      <text:p text:style-name="P10"/>
      <text:p text:style-name="P5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1" fo:font-size="14pt" officeooo:rsid="00183e39" officeooo:paragraph-rsid="00183e39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style:font-name="Liberation Sans1" officeooo:rsid="00194cb3" officeooo:paragraph-rsid="00194cb3"/>
    </style:style>
    <style:style style:name="MT1" style:family="text">
      <style:text-properties officeooo:rsid="00b8a4b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<text:span text:style-name="MT1">ATK</text:span> General Information Manual</text:p>
      </style:header>
      <style:footer>
        <text:p text:style-name="MP2">Page <text:page-number text:select-page="current">20</text:page-number><text:s/>of <text:page-count>2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4:08:23.882945521</meta:creation-date>
    <meta:generator>LibreOffice/7.3.7.2$Linux_X86_64 LibreOffice_project/30$Build-2</meta:generator>
    <dc:date>2023-03-23T07:25:23.276681215</dc:date>
    <meta:editing-duration>PT7H46M</meta:editing-duration>
    <meta:editing-cycles>132</meta:editing-cycles>
    <meta:document-statistic meta:table-count="6" meta:image-count="0" meta:object-count="0" meta:page-count="20" meta:paragraph-count="343" meta:word-count="4017" meta:character-count="26993" meta:non-whitespace-character-count="23232"/>
  </office:meta>
</office:document-meta>
</file>